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DefaultParagraphFont" style:family="text">
      <style:text-properties style:font-name="Times New Roman" style:font-name-asian="Times New Roman" style:font-name-complex="Times New Roman" fo:color="#0000FF" style:letter-kerning="false"/>
    </style:style>
    <style:style style:name="T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5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margin-top="0.0694in" fo:margin-bottom="0.0694in" fo:line-height="100%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0" style:parent-style-name="Normal" style:family="paragraph">
      <style:paragraph-properties fo:margin-top="0.0694in" fo:margin-bottom="0.0694in" fo:line-height="100%"/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4" style:parent-style-name="Normal" style:family="paragraph">
      <style:paragraph-properties fo:margin-top="0.0694in" fo:margin-bottom="0.0694in" fo:line-height="100%"/>
    </style:style>
    <style:style style:name="T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FF" style:letter-kerning="false" style:text-underline-type="single" style:text-underline-style="solid" style:text-underline-width="auto" style:text-underline-mode="continuous"/>
    </style:style>
    <style:style style:name="P19" style:parent-style-name="Normal" style:family="paragraph">
      <style:paragraph-properties fo:margin-top="0.0694in" fo:margin-bottom="0.0694in" fo:line-height="100%"/>
    </style:style>
    <style:style style:name="T2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1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3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5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2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28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9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0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1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2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3" style:parent-style-name="Normal" style:list-style-name="LFO9" style:family="paragraph">
      <style:paragraph-properties fo:margin-top="0.0694in" fo:margin-bottom="0.0694in" fo:line-height="100%"/>
    </style:style>
    <style:style style:name="T3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5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3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39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0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1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2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3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4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5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6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7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8" style:parent-style-name="Normal" style:list-style-name="LFO9" style:family="paragraph">
      <style:paragraph-properties fo:margin-top="0.0694in" fo:margin-bottom="0.0694in" fo:line-height="100%"/>
    </style:style>
    <style:style style:name="T4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5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51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2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3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4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5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6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7" style:parent-style-name="Normal" style:list-style-name="LFO10" style:family="paragraph">
      <style:paragraph-properties fo:margin-top="0.0694in" fo:margin-bottom="0.0694in" fo:line-height="100%"/>
    </style:style>
    <style:style style:name="T5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5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6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61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2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3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4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5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6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7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8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9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0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1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2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3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4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5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6" style:parent-style-name="Normal" style:list-style-name="LFO10" style:family="paragraph">
      <style:paragraph-properties fo:margin-top="0.0694in" fo:margin-bottom="0.0694in" fo:line-height="100%"/>
    </style:style>
    <style:style style:name="T7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7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7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80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82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3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4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5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6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7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8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9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90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91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92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93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94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95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96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97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98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99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0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1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2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3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4" style:parent-style-name="Normal" style:list-style-name="LFO11" style:family="paragraph">
      <style:paragraph-properties fo:margin-top="0.0694in" fo:margin-bottom="0.0694in" fo:line-height="100%"/>
    </style:style>
    <style:style style:name="T10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06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107" style:parent-style-name="Normal" style:list-style-name="LFO11" style:family="paragraph">
      <style:paragraph-properties fo:margin-top="0.0694in" fo:margin-bottom="0.0694in" fo:line-height="100%"/>
    </style:style>
    <style:style style:name="T10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0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110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11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12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13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14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15" style:parent-style-name="Normal" style:list-style-name="LFO11" style:family="paragraph">
      <style:paragraph-properties fo:margin-top="0.0694in" fo:margin-bottom="0.0694in" fo:line-height="100%"/>
    </style:style>
    <style:style style:name="T11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1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118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19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20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21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22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2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124" style:parent-style-name="Normal" style:list-style-name="LFO12" style:family="paragraph">
      <style:paragraph-properties fo:margin-top="0.0694in" fo:margin-bottom="0.0694in" fo:line-height="100%"/>
    </style:style>
    <style:style style:name="T12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26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127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28" style:parent-style-name="Normal" style:list-style-name="LFO12" style:family="paragraph">
      <style:paragraph-properties fo:margin-top="0.0694in" fo:margin-bottom="0.0694in" fo:line-height="100%"/>
    </style:style>
    <style:style style:name="T12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13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31" style:parent-style-name="Normal" style:list-style-name="LFO12" style:family="paragraph">
      <style:paragraph-properties fo:margin-top="0.0694in" fo:margin-bottom="0.0694in" fo:line-height="100%"/>
    </style:style>
    <style:style style:name="T13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13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34" style:parent-style-name="Normal" style:list-style-name="LFO12" style:family="paragraph">
      <style:paragraph-properties fo:margin-top="0.0694in" fo:margin-bottom="0.0694in" fo:line-height="100%"/>
    </style:style>
    <style:style style:name="T13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13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37" style:parent-style-name="Normal" style:list-style-name="LFO12" style:family="paragraph">
      <style:paragraph-properties fo:margin-top="0.0694in" fo:margin-bottom="0.0694in" fo:line-height="100%"/>
    </style:style>
    <style:style style:name="T13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13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40" style:parent-style-name="Normal" style:list-style-name="LFO12" style:family="paragraph">
      <style:paragraph-properties fo:margin-top="0.0694in" fo:margin-bottom="0.0694in" fo:line-height="100%"/>
    </style:style>
    <style:style style:name="T14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42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143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44" style:parent-style-name="Normal" style:list-style-name="LFO12" style:family="paragraph">
      <style:paragraph-properties fo:margin-top="0.0694in" fo:margin-bottom="0.0694in" fo:line-height="100%"/>
    </style:style>
    <style:style style:name="T14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14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47" style:parent-style-name="Normal" style:list-style-name="LFO12" style:family="paragraph">
      <style:paragraph-properties fo:margin-top="0.0694in" fo:margin-bottom="0.0694in" fo:line-height="100%"/>
    </style:style>
    <style:style style:name="T14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14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50" style:parent-style-name="Normal" style:list-style-name="LFO12" style:family="paragraph">
      <style:paragraph-properties fo:margin-top="0.0694in" fo:margin-bottom="0.0694in" fo:line-height="100%"/>
    </style:style>
    <style:style style:name="T15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15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53" style:parent-style-name="Normal" style:list-style-name="LFO12" style:family="paragraph">
      <style:paragraph-properties fo:margin-top="0.0694in" fo:margin-bottom="0.0694in" fo:line-height="100%"/>
    </style:style>
    <style:style style:name="T15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15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56" style:parent-style-name="Normal" style:list-style-name="LFO12" style:family="paragraph">
      <style:paragraph-properties fo:margin-top="0.0694in" fo:margin-bottom="0.0694in" fo:line-height="100%"/>
    </style:style>
    <style:style style:name="T15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58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159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60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61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62" style:parent-style-name="Normal" style:list-style-name="LFO12" style:family="paragraph">
      <style:paragraph-properties fo:margin-top="0.0694in" fo:margin-bottom="0.0694in" fo:line-height="100%"/>
    </style:style>
    <style:style style:name="T16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64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16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166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67" style:parent-style-name="Normal" style:list-style-name="LFO13" style:family="paragraph">
      <style:paragraph-properties fo:margin-top="0.0694in" fo:margin-bottom="0.0694in" fo:line-height="100%"/>
    </style:style>
    <style:style style:name="T16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6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17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71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72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73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74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75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76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77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78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79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80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81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82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83" style:parent-style-name="Normal" style:list-style-name="LFO13" style:family="paragraph">
      <style:paragraph-properties fo:margin-top="0.0694in" fo:margin-bottom="0.0694in" fo:line-height="100%"/>
    </style:style>
    <style:style style:name="T18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85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18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187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88" style:parent-style-name="Normal" style:list-style-name="LFO14" style:family="paragraph">
      <style:paragraph-properties fo:margin-top="0.0694in" fo:margin-bottom="0.0694in" fo:line-height="100%"/>
    </style:style>
    <style:style style:name="T18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90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19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92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19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94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19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96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19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98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99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00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01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02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03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241" style:parent-style-name="Normal" style:list-style-name="LFO1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42" style:parent-style-name="Normal" style:list-style-name="LFO15" style:family="paragraph">
      <style:paragraph-properties fo:margin-top="0.0694in" fo:margin-bottom="0.0694in" fo:line-height="100%"/>
    </style:style>
    <style:style style:name="T24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44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24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246" style:parent-style-name="Normal" style:list-style-name="LFO1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47" style:parent-style-name="Normal" style:list-style-name="LFO16" style:family="paragraph">
      <style:paragraph-properties fo:margin-top="0.0694in" fo:margin-bottom="0.0694in" fo:line-height="100%"/>
    </style:style>
    <style:style style:name="T248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249" style:parent-style-name="Normal" style:list-style-name="LFO1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50" style:parent-style-name="Normal" style:list-style-name="LFO16" style:family="paragraph">
      <style:paragraph-properties fo:margin-top="0.0694in" fo:margin-bottom="0.0694in" fo:line-height="100%"/>
    </style:style>
    <style:style style:name="T251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252" style:parent-style-name="Normal" style:list-style-name="LFO1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53" style:parent-style-name="Normal" style:list-style-name="LFO16" style:family="paragraph">
      <style:paragraph-properties fo:margin-top="0.0694in" fo:margin-bottom="0.0694in" fo:line-height="100%"/>
    </style:style>
    <style:style style:name="T25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55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256" style:parent-style-name="Normal" style:list-style-name="LFO16" style:family="paragraph">
      <style:paragraph-properties fo:margin-top="0.0694in" fo:margin-bottom="0.0694in" fo:line-height="100%"/>
    </style:style>
    <style:style style:name="T25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58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259" style:parent-style-name="Normal" style:list-style-name="LFO1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60" style:parent-style-name="Normal" style:list-style-name="LFO16" style:family="paragraph">
      <style:paragraph-properties fo:margin-top="0.0694in" fo:margin-bottom="0.0694in" fo:line-height="100%"/>
    </style:style>
    <style:style style:name="T261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262" style:parent-style-name="Normal" style:list-style-name="LFO16" style:family="paragraph">
      <style:paragraph-properties fo:margin-top="0.0694in" fo:margin-bottom="0.0694in" fo:line-height="100%"/>
    </style:style>
    <style:style style:name="T26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6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26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6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26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268" style:parent-style-name="Normal" style:list-style-name="LFO16" style:family="paragraph">
      <style:paragraph-properties fo:margin-top="0.0694in" fo:margin-bottom="0.0694in" fo:line-height="100%"/>
    </style:style>
    <style:style style:name="T26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270" style:parent-style-name="Normal" style:list-style-name="LFO16" style:family="paragraph">
      <style:paragraph-properties fo:margin-top="0.0694in" fo:margin-bottom="0.0694in" fo:line-height="100%"/>
    </style:style>
    <style:style style:name="T27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7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27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7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27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276" style:parent-style-name="Normal" style:list-style-name="LFO16" style:family="paragraph">
      <style:paragraph-properties fo:margin-top="0.0694in" fo:margin-bottom="0.0694in" fo:line-height="100%"/>
    </style:style>
    <style:style style:name="T27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27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279" style:parent-style-name="Normal" style:list-style-name="LFO17" style:family="paragraph">
      <style:paragraph-properties fo:margin-top="0.0694in" fo:margin-bottom="0.0694in" fo:line-height="100%"/>
    </style:style>
    <style:style style:name="T28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8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28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ableColumn284" style:family="table-column">
      <style:table-column-properties style:column-width="4.0423in"/>
    </style:style>
    <style:style style:name="TableColumn285" style:family="table-column">
      <style:table-column-properties style:column-width="0.4958in"/>
    </style:style>
    <style:style style:name="TableColumn286" style:family="table-column">
      <style:table-column-properties style:column-width="0.7409in"/>
    </style:style>
    <style:style style:name="TableColumn287" style:family="table-column">
      <style:table-column-properties style:column-width="1.0659in"/>
    </style:style>
    <style:style style:name="Table283" style:family="table">
      <style:table-properties style:width="6.3451in" fo:margin-left="0in" table:align="left"/>
    </style:style>
    <style:style style:name="TableRow288" style:family="table-row">
      <style:table-row-properties/>
    </style:style>
    <style:style style:name="TableCell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2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2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Row297" style:family="table-row">
      <style:table-row-properties/>
    </style:style>
    <style:style style:name="TableCell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9" style:parent-style-name="Normal" style:family="paragraph">
      <style:paragraph-properties fo:margin-bottom="0in" fo:line-height="100%"/>
    </style:style>
    <style:style style:name="T300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301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308" style:family="table-row">
      <style:table-row-properties/>
    </style:style>
    <style:style style:name="TableCell3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0" style:parent-style-name="Normal" style:family="paragraph">
      <style:paragraph-properties fo:margin-bottom="0in" fo:line-height="100%"/>
    </style:style>
    <style:style style:name="T311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318" style:family="table-row">
      <style:table-row-properties/>
    </style:style>
    <style:style style:name="TableCell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0" style:parent-style-name="Normal" style:family="paragraph">
      <style:paragraph-properties fo:margin-bottom="0in" fo:line-height="100%"/>
    </style:style>
    <style:style style:name="T321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328" style:family="table-row">
      <style:table-row-properties/>
    </style:style>
    <style:style style:name="TableCell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0" style:parent-style-name="Normal" style:family="paragraph">
      <style:paragraph-properties fo:margin-bottom="0in" fo:line-height="100%"/>
    </style:style>
    <style:style style:name="T331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3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338" style:family="table-row">
      <style:table-row-properties/>
    </style:style>
    <style:style style:name="TableCell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0" style:parent-style-name="Normal" style:family="paragraph">
      <style:paragraph-properties fo:margin-bottom="0in" fo:line-height="100%"/>
    </style:style>
    <style:style style:name="T341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348" style:family="table-row">
      <style:table-row-properties/>
    </style:style>
    <style:style style:name="TableCell3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0" style:parent-style-name="Normal" style:family="paragraph">
      <style:paragraph-properties fo:margin-bottom="0in" fo:line-height="100%"/>
    </style:style>
    <style:style style:name="T351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3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358" style:parent-style-name="Normal" style:list-style-name="LFO18" style:family="paragraph">
      <style:paragraph-properties fo:margin-top="0.0694in" fo:margin-bottom="0.0694in" fo:line-height="100%"/>
    </style:style>
    <style:style style:name="T35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6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36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ableColumn363" style:family="table-column">
      <style:table-column-properties style:column-width="3.175in"/>
    </style:style>
    <style:style style:name="TableColumn364" style:family="table-column">
      <style:table-column-properties style:column-width="1.6618in"/>
    </style:style>
    <style:style style:name="TableColumn365" style:family="table-column">
      <style:table-column-properties style:column-width="0.6368in"/>
    </style:style>
    <style:style style:name="TableColumn366" style:family="table-column">
      <style:table-column-properties style:column-width="1.0263in"/>
    </style:style>
    <style:style style:name="Table362" style:family="table">
      <style:table-properties style:width="6.5in" fo:margin-left="0in" table:align="left"/>
    </style:style>
    <style:style style:name="TableRow367" style:family="table-row">
      <style:table-row-properties/>
    </style:style>
    <style:style style:name="TableCell3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3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3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3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Row376" style:family="table-row">
      <style:table-row-properties/>
    </style:style>
    <style:style style:name="TableCell3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8" style:parent-style-name="Normal" style:family="paragraph">
      <style:paragraph-properties fo:margin-bottom="0in" fo:line-height="100%"/>
    </style:style>
    <style:style style:name="T37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3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8" style:parent-style-name="Normal" style:family="paragraph">
      <style:paragraph-properties fo:margin-bottom="0in" fo:line-height="100%"/>
    </style:style>
    <style:style style:name="T38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3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3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396" style:family="table-row">
      <style:table-row-properties/>
    </style:style>
    <style:style style:name="TableCell3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8" style:parent-style-name="Normal" style:family="paragraph">
      <style:paragraph-properties fo:margin-bottom="0in" fo:line-height="100%"/>
    </style:style>
    <style:style style:name="T39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406" style:family="table-row">
      <style:table-row-properties/>
    </style:style>
    <style:style style:name="TableCell4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8" style:parent-style-name="Normal" style:family="paragraph">
      <style:paragraph-properties fo:margin-bottom="0in" fo:line-height="100%"/>
    </style:style>
    <style:style style:name="T40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416" style:family="table-row">
      <style:table-row-properties/>
    </style:style>
    <style:style style:name="TableCell4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8" style:parent-style-name="Normal" style:family="paragraph">
      <style:paragraph-properties fo:margin-bottom="0in" fo:line-height="100%"/>
    </style:style>
    <style:style style:name="T41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426" style:parent-style-name="Normal" style:list-style-name="LFO19" style:family="paragraph">
      <style:paragraph-properties fo:margin-top="0.0694in" fo:margin-bottom="0.0694in" fo:line-height="100%"/>
    </style:style>
    <style:style style:name="T42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42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42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ableColumn431" style:family="table-column">
      <style:table-column-properties style:column-width="4.452in"/>
    </style:style>
    <style:style style:name="TableColumn432" style:family="table-column">
      <style:table-column-properties style:column-width="0.8333in"/>
    </style:style>
    <style:style style:name="TableColumn433" style:family="table-column">
      <style:table-column-properties style:column-width="0.3659in"/>
    </style:style>
    <style:style style:name="TableColumn434" style:family="table-column">
      <style:table-column-properties style:column-width="0.8486in"/>
    </style:style>
    <style:style style:name="Table430" style:family="table">
      <style:table-properties style:width="6.5in" fo:margin-left="0in" table:align="left"/>
    </style:style>
    <style:style style:name="TableRow435" style:family="table-row">
      <style:table-row-properties/>
    </style:style>
    <style:style style:name="TableCell4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4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4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Row444" style:family="table-row">
      <style:table-row-properties/>
    </style:style>
    <style:style style:name="TableCell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6" style:parent-style-name="Normal" style:family="paragraph">
      <style:paragraph-properties fo:margin-bottom="0in" fo:line-height="100%"/>
    </style:style>
    <style:style style:name="T44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4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454" style:family="table-row">
      <style:table-row-properties/>
    </style:style>
    <style:style style:name="TableCell4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6" style:parent-style-name="Normal" style:family="paragraph">
      <style:paragraph-properties fo:margin-bottom="0in" fo:line-height="100%"/>
    </style:style>
    <style:style style:name="T45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4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464" style:parent-style-name="Normal" style:list-style-name="LFO2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65" style:parent-style-name="Normal" style:list-style-name="LFO20" style:family="paragraph">
      <style:paragraph-properties fo:margin-top="0.0694in" fo:margin-bottom="0.0694in" fo:line-height="100%"/>
    </style:style>
    <style:style style:name="T466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46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468" style:parent-style-name="Normal" style:list-style-name="LFO21" style:family="paragraph">
      <style:paragraph-properties fo:margin-top="0.0694in" fo:margin-bottom="0.0694in" fo:line-height="100%"/>
    </style:style>
    <style:style style:name="T46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47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47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ableColumn473" style:family="table-column">
      <style:table-column-properties style:column-width="2.9125in"/>
    </style:style>
    <style:style style:name="TableColumn474" style:family="table-column">
      <style:table-column-properties style:column-width="1.6888in"/>
    </style:style>
    <style:style style:name="TableColumn475" style:family="table-column">
      <style:table-column-properties style:column-width="0.6152in"/>
    </style:style>
    <style:style style:name="TableColumn476" style:family="table-column">
      <style:table-column-properties style:column-width="1.2833in"/>
    </style:style>
    <style:style style:name="Table472" style:family="table">
      <style:table-properties style:width="6.5in" fo:margin-left="0in" table:align="left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4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4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4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Row486" style:family="table-row">
      <style:table-row-properties/>
    </style:style>
    <style:style style:name="TableCell4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8" style:parent-style-name="Normal" style:family="paragraph">
      <style:paragraph-properties fo:margin-bottom="0in" fo:line-height="100%"/>
    </style:style>
    <style:style style:name="T48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4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496" style:family="table-row">
      <style:table-row-properties/>
    </style:style>
    <style:style style:name="TableCell4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8" style:parent-style-name="Normal" style:family="paragraph">
      <style:paragraph-properties fo:margin-bottom="0in" fo:line-height="100%"/>
    </style:style>
    <style:style style:name="T49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5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506" style:family="table-row">
      <style:table-row-properties/>
    </style:style>
    <style:style style:name="TableCell5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8" style:parent-style-name="Normal" style:family="paragraph">
      <style:paragraph-properties fo:margin-bottom="0in" fo:line-height="100%"/>
    </style:style>
    <style:style style:name="T50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5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516" style:family="table-row">
      <style:table-row-properties/>
    </style:style>
    <style:style style:name="TableCell5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8" style:parent-style-name="Normal" style:family="paragraph">
      <style:paragraph-properties fo:margin-bottom="0in" fo:line-height="100%"/>
    </style:style>
    <style:style style:name="T51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5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526" style:family="table-row">
      <style:table-row-properties/>
    </style:style>
    <style:style style:name="TableCell5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8" style:parent-style-name="Normal" style:family="paragraph">
      <style:paragraph-properties fo:margin-bottom="0in" fo:line-height="100%"/>
    </style:style>
    <style:style style:name="T52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5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536" style:family="table-row">
      <style:table-row-properties/>
    </style:style>
    <style:style style:name="TableCell5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8" style:parent-style-name="Normal" style:family="paragraph">
      <style:paragraph-properties fo:margin-bottom="0in" fo:line-height="100%"/>
    </style:style>
    <style:style style:name="T53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5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546" style:family="table-row">
      <style:table-row-properties/>
    </style:style>
    <style:style style:name="TableCell5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8" style:parent-style-name="Normal" style:family="paragraph">
      <style:paragraph-properties fo:margin-bottom="0in" fo:line-height="100%"/>
    </style:style>
    <style:style style:name="T54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5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556" style:parent-style-name="Normal" style:list-style-name="LFO22" style:family="paragraph">
      <style:paragraph-properties fo:margin-top="0.0694in" fo:margin-bottom="0.0694in" fo:line-height="100%"/>
    </style:style>
    <style:style style:name="T55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55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55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ableColumn561" style:family="table-column">
      <style:table-column-properties style:column-width="2.9194in"/>
    </style:style>
    <style:style style:name="TableColumn562" style:family="table-column">
      <style:table-column-properties style:column-width="1.6743in"/>
    </style:style>
    <style:style style:name="TableColumn563" style:family="table-column">
      <style:table-column-properties style:column-width="0.5659in"/>
    </style:style>
    <style:style style:name="TableColumn564" style:family="table-column">
      <style:table-column-properties style:column-width="1.3402in"/>
    </style:style>
    <style:style style:name="Table560" style:family="table">
      <style:table-properties style:width="6.5in" fo:margin-left="0in" table:align="left"/>
    </style:style>
    <style:style style:name="TableRow565" style:family="table-row">
      <style:table-row-properties/>
    </style:style>
    <style:style style:name="TableCell5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5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5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5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Row574" style:family="table-row">
      <style:table-row-properties/>
    </style:style>
    <style:style style:name="TableCell5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6" style:parent-style-name="Normal" style:family="paragraph">
      <style:paragraph-properties fo:margin-bottom="0in" fo:line-height="100%"/>
    </style:style>
    <style:style style:name="T57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5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584" style:family="table-row">
      <style:table-row-properties/>
    </style:style>
    <style:style style:name="TableCell5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6" style:parent-style-name="Normal" style:family="paragraph">
      <style:paragraph-properties fo:margin-bottom="0in" fo:line-height="100%"/>
    </style:style>
    <style:style style:name="T58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5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594" style:family="table-row">
      <style:table-row-properties/>
    </style:style>
    <style:style style:name="TableCell5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6" style:parent-style-name="Normal" style:family="paragraph">
      <style:paragraph-properties fo:margin-bottom="0in" fo:line-height="100%"/>
    </style:style>
    <style:style style:name="T59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5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6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6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604" style:family="table-row">
      <style:table-row-properties/>
    </style:style>
    <style:style style:name="TableCell6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6" style:parent-style-name="Normal" style:family="paragraph">
      <style:paragraph-properties fo:margin-bottom="0in" fo:line-height="100%"/>
    </style:style>
    <style:style style:name="T60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6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6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6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614" style:family="table-row">
      <style:table-row-properties/>
    </style:style>
    <style:style style:name="TableCell6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6" style:parent-style-name="Normal" style:family="paragraph">
      <style:paragraph-properties fo:margin-bottom="0in" fo:line-height="100%"/>
    </style:style>
    <style:style style:name="T61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6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6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6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624" style:family="table-row">
      <style:table-row-properties/>
    </style:style>
    <style:style style:name="TableCell6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6" style:parent-style-name="Normal" style:family="paragraph">
      <style:paragraph-properties fo:margin-bottom="0in" fo:line-height="100%"/>
    </style:style>
    <style:style style:name="T62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6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6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6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634" style:family="table-row">
      <style:table-row-properties/>
    </style:style>
    <style:style style:name="TableCell6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6" style:parent-style-name="Normal" style:family="paragraph">
      <style:paragraph-properties fo:margin-bottom="0in" fo:line-height="100%"/>
    </style:style>
    <style:style style:name="T63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TableCell6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6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6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64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645" style:parent-style-name="Normal" style:list-style-name="LFO23" style:family="paragraph">
      <style:paragraph-properties fo:margin-top="0.0694in" fo:margin-bottom="0.0694in" fo:line-height="100%"/>
    </style:style>
    <style:style style:name="T64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64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64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649" style:parent-style-name="Normal" style:list-style-name="LFO23" style:family="paragraph">
      <style:paragraph-properties fo:margin-top="0.0694in" fo:margin-bottom="0.0694in" fo:line-height="100%"/>
    </style:style>
    <style:style style:name="T650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51" style:parent-style-name="Normal" style:list-style-name="LFO23" style:family="paragraph">
      <style:paragraph-properties fo:margin-top="0.0694in" fo:margin-bottom="0.0694in" fo:line-height="100%"/>
    </style:style>
    <style:style style:name="T652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53" style:parent-style-name="Normal" style:list-style-name="LFO23" style:family="paragraph">
      <style:paragraph-properties fo:margin-top="0.0694in" fo:margin-bottom="0.0694in" fo:line-height="100%"/>
    </style:style>
    <style:style style:name="T654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55" style:parent-style-name="Normal" style:list-style-name="LFO23" style:family="paragraph">
      <style:paragraph-properties fo:margin-top="0.0694in" fo:margin-bottom="0.0694in" fo:line-height="100%"/>
    </style:style>
    <style:style style:name="T656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57" style:parent-style-name="Normal" style:list-style-name="LFO23" style:family="paragraph">
      <style:paragraph-properties fo:margin-top="0.0694in" fo:margin-bottom="0.0694in" fo:line-height="100%"/>
    </style:style>
    <style:style style:name="T658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59" style:parent-style-name="Normal" style:list-style-name="LFO23" style:family="paragraph">
      <style:paragraph-properties fo:margin-top="0.0694in" fo:margin-bottom="0.0694in" fo:line-height="100%"/>
    </style:style>
    <style:style style:name="T660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61" style:parent-style-name="Normal" style:list-style-name="LFO23" style:family="paragraph">
      <style:paragraph-properties fo:margin-top="0.0694in" fo:margin-bottom="0.0694in" fo:line-height="100%"/>
    </style:style>
    <style:style style:name="T662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63" style:parent-style-name="Normal" style:list-style-name="LFO23" style:family="paragraph">
      <style:paragraph-properties fo:margin-top="0.0694in" fo:margin-bottom="0.0694in" fo:line-height="100%"/>
    </style:style>
    <style:style style:name="T664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65" style:parent-style-name="Normal" style:list-style-name="LFO23" style:family="paragraph">
      <style:paragraph-properties fo:margin-top="0.0694in" fo:margin-bottom="0.0694in" fo:line-height="100%"/>
    </style:style>
    <style:style style:name="T666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67" style:parent-style-name="Normal" style:list-style-name="LFO23" style:family="paragraph">
      <style:paragraph-properties fo:margin-top="0.0694in" fo:margin-bottom="0.0694in" fo:line-height="100%"/>
    </style:style>
    <style:style style:name="T668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69" style:parent-style-name="Normal" style:list-style-name="LFO23" style:family="paragraph">
      <style:paragraph-properties fo:margin-top="0.0694in" fo:margin-bottom="0.0694in" fo:line-height="100%"/>
    </style:style>
    <style:style style:name="T670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71" style:parent-style-name="Normal" style:list-style-name="LFO23" style:family="paragraph">
      <style:paragraph-properties fo:margin-top="0.0694in" fo:margin-bottom="0.0694in" fo:line-height="100%"/>
    </style:style>
    <style:style style:name="T672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73" style:parent-style-name="Normal" style:list-style-name="LFO23" style:family="paragraph">
      <style:paragraph-properties fo:margin-top="0.0694in" fo:margin-bottom="0.0694in" fo:line-height="100%"/>
    </style:style>
    <style:style style:name="T674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75" style:parent-style-name="Normal" style:list-style-name="LFO2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76" style:parent-style-name="Normal" style:list-style-name="LFO23" style:family="paragraph">
      <style:paragraph-properties fo:margin-top="0.0694in" fo:margin-bottom="0.0694in" fo:line-height="100%"/>
    </style:style>
    <style:style style:name="T67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67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67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680" style:parent-style-name="Normal" style:list-style-name="LFO23" style:family="paragraph">
      <style:paragraph-properties fo:margin-top="0.0694in" fo:margin-bottom="0.0694in" fo:line-height="100%"/>
    </style:style>
    <style:style style:name="T681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82" style:parent-style-name="Normal" style:list-style-name="LFO23" style:family="paragraph">
      <style:paragraph-properties fo:margin-top="0.0694in" fo:margin-bottom="0.0694in" fo:line-height="100%"/>
    </style:style>
    <style:style style:name="T683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84" style:parent-style-name="Normal" style:list-style-name="LFO23" style:family="paragraph">
      <style:paragraph-properties fo:margin-top="0.0694in" fo:margin-bottom="0.0694in" fo:line-height="100%"/>
    </style:style>
    <style:style style:name="T685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86" style:parent-style-name="Normal" style:list-style-name="LFO23" style:family="paragraph">
      <style:paragraph-properties fo:margin-top="0.0694in" fo:margin-bottom="0.0694in" fo:line-height="100%"/>
    </style:style>
    <style:style style:name="T68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88" style:parent-style-name="Normal" style:list-style-name="LFO23" style:family="paragraph">
      <style:paragraph-properties fo:margin-top="0.0694in" fo:margin-bottom="0.0694in" fo:line-height="100%"/>
    </style:style>
    <style:style style:name="T68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90" style:parent-style-name="Normal" style:list-style-name="LFO23" style:family="paragraph">
      <style:paragraph-properties fo:margin-top="0.0694in" fo:margin-bottom="0.0694in" fo:line-height="100%"/>
    </style:style>
    <style:style style:name="T691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92" style:parent-style-name="Normal" style:list-style-name="LFO23" style:family="paragraph">
      <style:paragraph-properties fo:margin-top="0.0694in" fo:margin-bottom="0.0694in" fo:line-height="100%"/>
    </style:style>
    <style:style style:name="T693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694" style:parent-style-name="Normal" style:list-style-name="LFO23" style:family="paragraph">
      <style:paragraph-properties fo:margin-top="0.0694in" fo:margin-bottom="0.0694in" fo:line-height="100%"/>
    </style:style>
    <style:style style:name="T69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69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69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698" style:parent-style-name="Normal" style:list-style-name="LFO23" style:family="paragraph">
      <style:paragraph-properties fo:margin-top="0.0694in" fo:margin-bottom="0.0694in" fo:line-height="100%"/>
    </style:style>
    <style:style style:name="T69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00" style:parent-style-name="Normal" style:list-style-name="LFO23" style:family="paragraph">
      <style:paragraph-properties fo:margin-top="0.0694in" fo:margin-bottom="0.0694in" fo:line-height="100%"/>
    </style:style>
    <style:style style:name="T701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02" style:parent-style-name="Normal" style:list-style-name="LFO23" style:family="paragraph">
      <style:paragraph-properties fo:margin-top="0.0694in" fo:margin-bottom="0.0694in" fo:line-height="100%"/>
    </style:style>
    <style:style style:name="T70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70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70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706" style:parent-style-name="Normal" style:list-style-name="LFO23" style:family="paragraph">
      <style:paragraph-properties fo:margin-top="0.0694in" fo:margin-bottom="0.0694in" fo:line-height="100%"/>
    </style:style>
    <style:style style:name="T70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08" style:parent-style-name="Normal" style:list-style-name="LFO23" style:family="paragraph">
      <style:paragraph-properties fo:margin-top="0.0694in" fo:margin-bottom="0.0694in" fo:line-height="100%"/>
    </style:style>
    <style:style style:name="T70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10" style:parent-style-name="Normal" style:list-style-name="LFO23" style:family="paragraph">
      <style:paragraph-properties fo:margin-top="0.0694in" fo:margin-bottom="0.0694in" fo:line-height="100%"/>
    </style:style>
    <style:style style:name="T711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12" style:parent-style-name="Normal" style:list-style-name="LFO23" style:family="paragraph">
      <style:paragraph-properties fo:margin-top="0.0694in" fo:margin-bottom="0.0694in" fo:line-height="100%"/>
    </style:style>
    <style:style style:name="T713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14" style:parent-style-name="Normal" style:list-style-name="LFO2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15" style:parent-style-name="Normal" style:list-style-name="LFO23" style:family="paragraph">
      <style:paragraph-properties fo:margin-top="0.0694in" fo:margin-bottom="0.0694in" fo:line-height="100%"/>
    </style:style>
    <style:style style:name="T716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17" style:parent-style-name="Normal" style:list-style-name="LFO23" style:family="paragraph">
      <style:paragraph-properties fo:margin-top="0.0694in" fo:margin-bottom="0.0694in" fo:line-height="100%"/>
    </style:style>
    <style:style style:name="T718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19" style:parent-style-name="Normal" style:list-style-name="LFO23" style:family="paragraph">
      <style:paragraph-properties fo:margin-top="0.0694in" fo:margin-bottom="0.0694in" fo:line-height="100%"/>
    </style:style>
    <style:style style:name="T720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21" style:parent-style-name="Normal" style:list-style-name="LFO23" style:family="paragraph">
      <style:paragraph-properties fo:margin-top="0.0694in" fo:margin-bottom="0.0694in" fo:line-height="100%"/>
    </style:style>
    <style:style style:name="T722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23" style:parent-style-name="Normal" style:list-style-name="LFO23" style:family="paragraph">
      <style:paragraph-properties fo:margin-top="0.0694in" fo:margin-bottom="0.0694in" fo:line-height="100%"/>
    </style:style>
    <style:style style:name="T724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25" style:parent-style-name="Normal" style:list-style-name="LFO23" style:family="paragraph">
      <style:paragraph-properties fo:margin-top="0.0694in" fo:margin-bottom="0.0694in" fo:line-height="100%"/>
    </style:style>
    <style:style style:name="T726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27" style:parent-style-name="Normal" style:list-style-name="LFO23" style:family="paragraph">
      <style:paragraph-properties fo:margin-top="0.0694in" fo:margin-bottom="0.0694in" fo:line-height="100%"/>
    </style:style>
    <style:style style:name="T72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72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73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731" style:parent-style-name="Normal" style:list-style-name="LFO23" style:family="paragraph">
      <style:paragraph-properties fo:margin-top="0.0694in" fo:margin-bottom="0.0694in" fo:line-height="100%"/>
    </style:style>
    <style:style style:name="T732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33" style:parent-style-name="Normal" style:list-style-name="LFO23" style:family="paragraph">
      <style:paragraph-properties fo:margin-top="0.0694in" fo:margin-bottom="0.0694in" fo:line-height="100%"/>
    </style:style>
    <style:style style:name="T734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35" style:parent-style-name="Normal" style:list-style-name="LFO23" style:family="paragraph">
      <style:paragraph-properties fo:margin-top="0.0694in" fo:margin-bottom="0.0694in" fo:line-height="100%"/>
    </style:style>
    <style:style style:name="T73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73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73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739" style:parent-style-name="Normal" style:list-style-name="LFO23" style:family="paragraph">
      <style:paragraph-properties fo:margin-top="0.0694in" fo:margin-bottom="0.0694in" fo:line-height="100%"/>
    </style:style>
    <style:style style:name="T740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41" style:parent-style-name="Normal" style:list-style-name="LFO23" style:family="paragraph">
      <style:paragraph-properties fo:margin-top="0.0694in" fo:margin-bottom="0.0694in" fo:line-height="100%"/>
    </style:style>
    <style:style style:name="T742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43" style:parent-style-name="Normal" style:list-style-name="LFO23" style:family="paragraph">
      <style:paragraph-properties fo:margin-top="0.0694in" fo:margin-bottom="0.0694in" fo:line-height="100%"/>
    </style:style>
    <style:style style:name="T744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45" style:parent-style-name="Normal" style:list-style-name="LFO23" style:family="paragraph">
      <style:paragraph-properties fo:margin-top="0.0694in" fo:margin-bottom="0.0694in" fo:line-height="100%"/>
    </style:style>
    <style:style style:name="T746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47" style:parent-style-name="Normal" style:list-style-name="LFO23" style:family="paragraph">
      <style:paragraph-properties fo:margin-top="0.0694in" fo:margin-bottom="0.0694in" fo:line-height="100%"/>
    </style:style>
    <style:style style:name="T748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49" style:parent-style-name="Normal" style:list-style-name="LFO23" style:family="paragraph">
      <style:paragraph-properties fo:margin-top="0.0694in" fo:margin-bottom="0.0694in" fo:line-height="100%"/>
    </style:style>
    <style:style style:name="T750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51" style:parent-style-name="Normal" style:list-style-name="LFO23" style:family="paragraph">
      <style:paragraph-properties fo:margin-top="0.0694in" fo:margin-bottom="0.0694in" fo:line-height="100%"/>
    </style:style>
    <style:style style:name="T752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53" style:parent-style-name="Normal" style:list-style-name="LFO23" style:family="paragraph">
      <style:paragraph-properties fo:margin-top="0.0694in" fo:margin-bottom="0.0694in" fo:line-height="100%"/>
    </style:style>
    <style:style style:name="T754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55" style:parent-style-name="Normal" style:list-style-name="LFO23" style:family="paragraph">
      <style:paragraph-properties fo:margin-top="0.0694in" fo:margin-bottom="0.0694in" fo:line-height="100%"/>
    </style:style>
    <style:style style:name="T756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57" style:parent-style-name="Normal" style:list-style-name="LFO2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58" style:parent-style-name="Normal" style:list-style-name="LFO23" style:family="paragraph">
      <style:paragraph-properties fo:margin-top="0.0694in" fo:margin-bottom="0.0694in" fo:line-height="100%"/>
    </style:style>
    <style:style style:name="T75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60" style:parent-style-name="Normal" style:list-style-name="LFO23" style:family="paragraph">
      <style:paragraph-properties fo:margin-top="0.0694in" fo:margin-bottom="0.0694in" fo:line-height="100%"/>
    </style:style>
    <style:style style:name="T761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62" style:parent-style-name="Normal" style:list-style-name="LFO23" style:family="paragraph">
      <style:paragraph-properties fo:margin-top="0.0694in" fo:margin-bottom="0.0694in" fo:line-height="100%"/>
    </style:style>
    <style:style style:name="T763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64" style:parent-style-name="Normal" style:list-style-name="LFO23" style:family="paragraph">
      <style:paragraph-properties fo:margin-top="0.0694in" fo:margin-bottom="0.0694in" fo:line-height="100%"/>
    </style:style>
    <style:style style:name="T765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66" style:parent-style-name="Normal" style:list-style-name="LFO23" style:family="paragraph">
      <style:paragraph-properties fo:margin-top="0.0694in" fo:margin-bottom="0.0694in" fo:line-height="100%"/>
    </style:style>
    <style:style style:name="T767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68" style:parent-style-name="Normal" style:list-style-name="LFO23" style:family="paragraph">
      <style:paragraph-properties fo:margin-top="0.0694in" fo:margin-bottom="0.0694in" fo:line-height="100%"/>
    </style:style>
    <style:style style:name="T769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name="P770" style:parent-style-name="Normal" style:list-style-name="LFO2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71" style:parent-style-name="Normal" style:list-style-name="LFO23" style:family="paragraph">
      <style:paragraph-properties fo:margin-top="0.0694in" fo:margin-bottom="0.0694in" fo:line-height="100%"/>
    </style:style>
    <style:style style:name="T772" style:parent-style-name="DefaultParagraphFon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/>
    </style:style>
    <style:style style:family="graphic" style:name="a0">
      <style:graphic-properties draw:fill="none" draw:stroke="none"/>
    </style:style>
  </office:automatic-styles>
  <office:body>
    <office:text text:use-soft-page-breaks="true">
      <text:h text:style-name="P1" text:outline-level="1">High-Performance Computing (Resources and Capabilities)</text:h>
      <text:p text:style-name="P2"><text:span text:style-name="T3"><draw:custom-shape svg:x="0in" svg:y="0in" svg:width="0.33333in" svg:height="0.33333in" draw:id="id0" draw:style-name="a0" draw:name="AutoShape 6" text:anchor-type="as-char"><svg:title/><svg:desc/><draw:enhanced-geometry draw:type="non-primitive" svg:viewBox="0 0 21600 21600" draw:enhanced-path="M 0 0 L 21600 0 21600 21600 0 21600 Z N"/></draw:custom-shape></text:span><text:span text:style-name="T4"><text:line-break/></text:span><text:a xlink:href="https://github.com/wsphd/csun-hpc/" office:target-frame-name="_top" xlink:show="replace"><text:span text:style-name="T5">https://github.com/wsphd/csun-hpc/</text:span></text:a></text:p>
      <text:p text:style-name="P6"><text:span text:style-name="T7">"High-Performance Computing (Resources and Capabilities)</text:span><text:span text:style-name="T8"><text:line-break/></text:span><text:span text:style-name="T9">California State University, Northirdge (CSUN)</text:span></text:p>
      <text:p text:style-name="P10"><text:span text:style-name="T11">Friday, April 11, 2025</text:span><text:span text:style-name="T12"><text:line-break/></text:span><text:span text:style-name="T13">CSUN Faculty Retreat - Odyssey Restaurant</text:span></text:p>
      <text:p text:style-name="P14"><text:span text:style-name="T15">Wayne Smith, Ph.D.,<text:s/></text:span><text:span text:style-name="T16">Department of Management</text:span><text:span text:style-name="T17">,<text:s/></text:span><text:a xlink:href="mailto:ws@csun.edu" office:target-frame-name="_top" xlink:show="replace"><text:span text:style-name="T18">ws@csun.edu</text:span></text:a></text:p>
      <text:p text:style-name="P19"><text:span text:style-name="T20">(Note: This page is also available in alternate formats -<text:s/></text:span><text:a xlink:href="https://github.com/wsphd/csun-hpc/blob/main/alt-formats/csun-hpc.pdf" office:target-frame-name="_top" xlink:show="replace"><text:span text:style-name="T21">.pdf</text:span></text:a><text:span text:style-name="T22">,<text:s/></text:span><text:a xlink:href="https://github.com/wsphd/csun-hpc/blob/main/alt-formats/csun-hpc.odt" office:target-frame-name="_top" xlink:show="replace"><text:span text:style-name="T23">.odt</text:span></text:a><text:span text:style-name="T24">, and<text:s/></text:span><text:a xlink:href="https://github.com/wsphd/csun-hpc/blob/main/alt-formats/csun-hpc.docx" office:target-frame-name="_top" xlink:show="replace"><text:span text:style-name="T25">.docx</text:span></text:a><text:span text:style-name="T26">)</text:span></text:p>
      <text:h text:style-name="P27" text:outline-level="2">Introduction/Background/Motivation</text:h>
      <text:list text:style-name="LFO9" text:continue-numbering="true">
        <text:list-item>
          <text:p text:style-name="P28">Some n i N needs are ≤ contemporary desktop/laptop and software</text:p>
          <text:list text:continue-numbering="true">
            <text:list-item>
              <text:p text:style-name="P29">But double-check new methodologies and growth (and by extension, movement) of data</text:p>
            </text:list-item>
          </text:list>
        </text:list-item>
        <text:list-item>
          <text:p text:style-name="P30">Some n j N needs are &gt; contemporary desktop/laptop and software</text:p>
          <text:list text:continue-numbering="true">
            <text:list-item>
              <text:p text:style-name="P31">Essentially, "compute-intensive, data-intensive, or network-intensive"</text:p>
            </text:list-item>
            <text:list-item>
              <text:p text:style-name="P32">Use primarily FOSS (Linux, Open Source, etc.) to complement COTS (Windows, SPSS, etc.)</text:p>
            </text:list-item>
          </text:list>
        </text:list-item>
        <text:list-item>
          <text:p text:style-name="P33"><text:span text:style-name="T34">Private, "on-premises" servers (contact:<text:s/></text:span><text:a xlink:href="mailto:zack.hillbruner@csun.edu" office:target-frame-name="_top" xlink:show="replace"><text:span text:style-name="T35">Zack Hillbruner</text:span></text:a><text:span text:style-name="T36">,<text:s/></text:span><text:span text:style-name="T37">CSUN IT</text:span><text:span text:style-name="T38">)</text:span></text:p>
          <text:list text:continue-numbering="true">
            <text:list-item>
              <text:p text:style-name="P39">Usually purchased by an individual faculty member or Dept. (often with a grant or project)</text:p>
            </text:list-item>
            <text:list-item>
              <text:p text:style-name="P40">Usually located in the on-campus CSUN MDF</text:p>
            </text:list-item>
            <text:list-item>
              <text:p text:style-name="P41">CSUN IT usually racks and networks the system; Users manage the system and applications</text:p>
            </text:list-item>
          </text:list>
        </text:list-item>
        <text:list-item>
          <text:p text:style-name="P42">Public Cloud (AWS, GCP, MS-Azure, OCI, Digital Ocean, etc.)</text:p>
          <text:list text:continue-numbering="true">
            <text:list-item>
              <text:p text:style-name="P43">Use "free-tier" (still need to provide a credit card)</text:p>
            </text:list-item>
            <text:list-item>
              <text:p text:style-name="P44">Purchase credits with a credit card</text:p>
            </text:list-item>
            <text:list-item>
              <text:p text:style-name="P45">Scholars can ask for resources for substantive reseearch</text:p>
            </text:list-item>
          </text:list>
        </text:list-item>
        <text:list-item>
          <text:p text:style-name="P46">Or?</text:p>
          <text:list text:continue-numbering="true">
            <text:list-item>
              <text:p text:style-name="P47">NSF-funded, multi-year, inter-institution, STEAM/SocialSTEM, R3s/CCC's too</text:p>
            </text:list-item>
            <text:list-item>
              <text:p text:style-name="P48"><text:a xlink:href="https://www.csun.edu/it/technology-resources-research" office:target-frame-name="_top" xlink:show="replace"><text:span text:style-name="T49">CSUN IT Technology Resources for Research</text:span></text:a></text:p>
            </text:list-item>
          </text:list>
        </text:list-item>
      </text:list>
      <text:h text:style-name="P50" text:outline-level="2">General Advanced Computing/Data Management</text:h>
      <text:list text:style-name="LFO10" text:continue-numbering="true">
        <text:list-item>
          <text:p text:style-name="P51">There are plenty of (non-HPC) advanced computing issues too (research and instruction).</text:p>
        </text:list-item>
        <text:list-item>
          <text:p text:style-name="P52">Ecosystem Transition: Compute</text:p>
          <text:soft-page-break/>
          <text:list text:continue-numbering="true">
            <text:list-item>
              <text:p text:style-name="P53">Beyond CPUs, there GPUs, FPGAs, DPUs, and others</text:p>
            </text:list-item>
            <text:list-item>
              <text:p text:style-name="P54">COTS languages (e.g., SPSS, Stata, MPlus, Matlab, NVivo) -&gt; FOSS languages (e.g., R, Python, Julia)</text:p>
            </text:list-item>
            <text:list-item>
              <text:p text:style-name="P55">Single-threaded execution -&gt; Parallel execution</text:p>
            </text:list-item>
            <text:list-item>
              <text:p text:style-name="P56">COTS spreadsheets (e.g., Excel ) -&gt; FOSS spreadsheets(e.g., LibreOffice).</text:p>
            </text:list-item>
            <text:list-item>
              <text:p text:style-name="P57"><text:span text:style-name="T58">Operating Systems (e.g., Windows/MacOs )<text:s/></text:span><text:span text:style-name="T59">plus</text:span><text:span text:style-name="T60"><text:s/>Linux, Excel -&gt; LibreOffice, etc.</text:span></text:p>
            </text:list-item>
            <text:list-item>
              <text:p text:style-name="P61">Beyond replication -&gt; Reproducibility (not just 'A' journals)</text:p>
            </text:list-item>
          </text:list>
        </text:list-item>
        <text:list-item>
          <text:p text:style-name="P62">Ecosystem Transition: Data</text:p>
          <text:list text:continue-numbering="true">
            <text:list-item>
              <text:p text:style-name="P63">"Big Data"</text:p>
            </text:list-item>
            <text:list-item>
              <text:p text:style-name="P64">Research results can include output data (and perhaps even source data) too</text:p>
            </text:list-item>
            <text:list-item>
              <text:p text:style-name="P65">Desktop sizes (e.g., GiB, TiB) -&gt; Beyond-Desktop sizes (e.g., PiB, ExiB)</text:p>
            </text:list-item>
            <text:list-item>
              <text:p text:style-name="P66">Human-readable file formats with no meta-data (e.g., CSV) -&gt; Digital file formats with meta-data (e.g., Parquet)</text:p>
            </text:list-item>
            <text:list-item>
              <text:p text:style-name="P67">Row-oriented databases (e.g., MariaSQL, PostgreSQL, SQLite, etc.) -&gt; Column-oriented databases (e.g., DuckDB, MonetDB, TileDB)</text:p>
            </text:list-item>
            <text:list-item>
              <text:p text:style-name="P68">Monolith APIs (e.g., REST) -&gt; Robust APIs (e.g., GraphQL)</text:p>
            </text:list-item>
            <text:list-item>
              <text:p text:style-name="P69">Single-file access (e.g., HTTPS) -&gt; Multi-file 'buckets' (e.g., AWS/S3, GCS, Azure/Blog)</text:p>
            </text:list-item>
          </text:list>
        </text:list-item>
        <text:list-item>
          <text:p text:style-name="P70">Ecosystem Transition: Network</text:p>
          <text:list text:continue-numbering="true">
            <text:list-item>
              <text:p text:style-name="P71">"High Throughput"</text:p>
            </text:list-item>
            <text:list-item>
              <text:p text:style-name="P72">Big Data needs to be moved over fast, reliable networks</text:p>
            </text:list-item>
            <text:list-item>
              <text:p text:style-name="P73">CSUN 'Science DMZ'</text:p>
            </text:list-item>
            <text:list-item>
              <text:p text:style-name="P74">Los Angeles Public Library (LAPL) Northridge branch and Mid-Valley branch (&gt;2x file transfer, symmetric)</text:p>
            </text:list-item>
          </text:list>
        </text:list-item>
        <text:list-item>
          <text:p text:style-name="P75">Example: Technology Trends</text:p>
          <text:list text:continue-numbering="true">
            <text:list-item>
              <text:p text:style-name="P76"><text:span text:style-name="T77">Campus Labs<text:s/></text:span><text:span text:style-name="T78">plus</text:span><text:span text:style-name="T79"><text:s/>Home Labs, Open Science, Open Research, Open Data, Open anything...</text:span></text:p>
            </text:list-item>
          </text:list>
        </text:list-item>
        <text:list-item>
          <text:p text:style-name="P80">I'm happy to discuss these issues too but it's not the primary focus of this material.</text:p>
        </text:list-item>
      </text:list>
      <text:h text:style-name="P81" text:outline-level="2">Faculty/Disciplines</text:h>
      <text:list text:style-name="LFO11" text:continue-numbering="true">
        <text:list-item>
          <text:p text:style-name="P82">CSUN is a big place--there are many faculty doing interesting things with HPC</text:p>
        </text:list-item>
        <text:list-item>
          <text:p text:style-name="P83">Ravi Absol (Chemistry)</text:p>
          <text:list text:continue-numbering="true">
            <text:list-item>
              <text:p text:style-name="P84">NRP</text:p>
            </text:list-item>
            <text:list-item>
              <text:p text:style-name="P85">Molecular Dynamics</text:p>
            </text:list-item>
            <text:list-item>
              <text:p text:style-name="P86">undergraduate student (Anita) - uses AMBER software (with many GPUs, including NVIDIA A100s)</text:p>
            </text:list-item>
            <text:list-item>
              <text:p text:style-name="P87">one protein combinatorics imulation took 3 months on a laptop -- now takes ~ 3 weeks</text:p>
            </text:list-item>
          </text:list>
        </text:list-item>
        <text:list-item>
          <text:p text:style-name="P88">Bingbing Li (Manufacturing Systems Engineering and Management)</text:p>
          <text:list text:continue-numbering="true">
            <text:list-item>
              <text:p text:style-name="P89">NRP</text:p>
            </text:list-item>
            <text:list-item>
              <text:p text:style-name="P90">Smart Manufacturing (e.g., Industrial AI, Multimodal Data Fusion for Autonomous System, Digital Twins, XR and Metaverse for Manufacturing)</text:p>
            </text:list-item>
          </text:list>
        </text:list-item>
        <text:list-item>
          <text:p text:style-name="P91">Xiyi Hang (Electrical and Computer Engineering)</text:p>
          <text:list text:continue-numbering="true">
            <text:list-item>
              <text:p text:style-name="P92">NRP</text:p>
            </text:list-item>
            <text:list-item>
              <text:p text:style-name="P93">Bioinfomatics/Bio-medical applications (e.g., Gene expression, data mining)</text:p>
            </text:list-item>
          </text:list>
        </text:list-item>
        <text:list-item>
          <text:p text:style-name="P94">Xunfei Jiang (Computer Science)</text:p>
          <text:list text:continue-numbering="true">
            <text:list-item>
              <text:p text:style-name="P95">on-premises HPC and OSG/NRP</text:p>
            </text:list-item>
            <text:list-item>
              <text:p text:style-name="P96">Cloud and Infrastructure design and management</text:p>
            </text:list-item>
            <text:list-item>
              <text:p text:style-name="P97">Workforce development (full stack)</text:p>
            </text:list-item>
          </text:list>
        </text:list-item>
        <text:list-item>
          <text:p text:style-name="P98">Dr. Nicholas Kioussis (Physics)</text:p>
          <text:list text:continue-numbering="true">
            <text:list-item>
              <text:p text:style-name="P99">CalTech Quantum Computing (and others)</text:p>
            </text:list-item>
            <text:list-item>
              <text:p text:style-name="P100">Materials Science</text:p>
            </text:list-item>
          </text:list>
        </text:list-item>
        <text:list-item>
          <text:p text:style-name="P101">Wayne Smith (Management)</text:p>
          <text:list text:continue-numbering="true">
            <text:list-item>
              <text:p text:style-name="P102">ACCESS and NRP</text:p>
            </text:list-item>
            <text:list-item>
              <text:p text:style-name="P103">Federal Communications Commission (FCC) Universal Licensing System (ULS) data</text:p>
            </text:list-item>
            <text:list-item>
              <text:p text:style-name="P104"><text:span text:style-name="T105">Github -<text:s/></text:span><text:a xlink:href="https://github.com/wsphd/fcculs" office:target-frame-name="_top" xlink:show="replace"><text:span text:style-name="T106">R code</text:span></text:a></text:p>
            </text:list-item>
            <text:list-item>
              <text:p text:style-name="P107"><text:span text:style-name="T108">Data output -<text:s/></text:span><text:a xlink:href="https://www.qsl.net/n/n6lhv/scma/fcculs/" office:target-frame-name="_top" xlink:show="replace"><text:span text:style-name="T109">multi-file data output</text:span></text:a></text:p>
            </text:list-item>
          </text:list>
        </text:list-item>
        <text:list-item>
          <text:p text:style-name="P110">Other future CSUN projects</text:p>
          <text:list text:continue-numbering="true">
            <text:list-item>
              <text:p text:style-name="P111">CTVA - UNREAL 3D imaging (e.g., digital twins, gaming, 3D mapping)</text:p>
            </text:list-item>
            <text:list-item>
              <text:p text:style-name="P112">Digital Humanities</text:p>
            </text:list-item>
          </text:list>
        </text:list-item>
        <text:list-item>
          <text:p text:style-name="P113">Representative CSU projects</text:p>
          <text:list text:continue-numbering="true">
            <text:list-item>
              <text:p text:style-name="P114">SDSU</text:p>
            </text:list-item>
            <text:list-item>
              <text:p text:style-name="P115"><text:span text:style-name="T116">CSUSB -<text:s/></text:span><text:a xlink:href="https://www.csusb.edu/faculty-center-for-excellence/idat/high-performance-computing" office:target-frame-name="_top" xlink:show="replace"><text:span text:style-name="T117">High Performance Computing</text:span></text:a></text:p>
            </text:list-item>
            <text:list-item>
              <text:p text:style-name="P118">Sonoma State</text:p>
            </text:list-item>
            <text:list-item>
              <text:p text:style-name="P119">CalPolyHumboldt</text:p>
            </text:list-item>
          </text:list>
        </text:list-item>
        <text:list-item>
          <text:p text:style-name="P120">CSU help</text:p>
          <text:list text:continue-numbering="true">
            <text:list-item>
              <text:p text:style-name="P121">Dr. Dung Vu (CSUSB)</text:p>
            </text:list-item>
            <text:list-item>
              <text:p text:style-name="P122">Kyle Krick (SDSU)</text:p>
            </text:list-item>
          </text:list>
        </text:list-item>
      </text:list>
      <text:h text:style-name="P123" text:outline-level="2">JupyterHub</text:h>
      <text:list text:style-name="LFO12" text:continue-numbering="true">
        <text:list-item>
          <text:p text:style-name="P124"><text:span text:style-name="T125">[Multi-user, interactive notebooks (including R, Python, Julia, etc.)]</text:span><text:a xlink:href="https://jupyter.org/hub" office:target-frame-name="_top" xlink:show="replace"><text:span text:style-name="T126">https://jupyter.org/hub</text:span></text:a></text:p>
        </text:list-item>
        <text:list-item>
          <text:p text:style-name="P127">CSU Technology Infrastructure for Exploration ("TIDE")</text:p>
          <text:list text:continue-numbering="true">
            <text:list-item>
              <text:p text:style-name="P128"><text:span text:style-name="T129">governance</text:span><text:span text:style-name="T130">: funded by NSF, provisioned by Cloudbank, managed/supported by UC Berkeley</text:span></text:p>
            </text:list-item>
            <text:list-item>
              <text:p text:style-name="P131"><text:span text:style-name="T132">hardware</text:span><text:span text:style-name="T133">: basic access</text:span></text:p>
            </text:list-item>
            <text:list-item>
              <text:p text:style-name="P134"><text:span text:style-name="T135">software</text:span><text:span text:style-name="T136">: R/RStudio, Python, Shiny, Linux terminal, generic notebooks</text:span></text:p>
            </text:list-item>
            <text:list-item>
              <text:p text:style-name="P137"><text:span text:style-name="T138">log in</text:span><text:span text:style-name="T139">: Select "California State University, Northridge" and then log in is via CILOGON (just log in as usual)</text:span></text:p>
            </text:list-item>
            <text:list-item>
              <text:p text:style-name="P140"><text:span text:style-name="T141">Start here: [CAL-ICOR]</text:span><text:a xlink:href="https://csun.cloudbank.2i2c.cloud/" office:target-frame-name="_top" xlink:show="replace"><text:span text:style-name="T142">https://csun.cloudbank.2i2c.cloud/</text:span></text:a></text:p>
            </text:list-item>
          </text:list>
        </text:list-item>
        <text:list-item>
          <text:p text:style-name="P143">CSU Technology Infrastructure for Exploration ("TIDE")</text:p>
          <text:list text:continue-numbering="true">
            <text:list-item>
              <text:p text:style-name="P144"><text:span text:style-name="T145">governance</text:span><text:span text:style-name="T146">: funded by NSF, provisioned by NRP, managed/supported by SDSU</text:span></text:p>
            </text:list-item>
            <text:list-item>
              <text:p text:style-name="P147"><text:span text:style-name="T148">hardware</text:span><text:span text:style-name="T149">: can have access to multiple GPUs, multiple cores, lots of RAM, some (shareable) storage</text:span></text:p>
            </text:list-item>
            <text:list-item>
              <text:p text:style-name="P150"><text:span text:style-name="T151">software</text:span><text:span text:style-name="T152">: R/RStudio, Tensorflow, Datascience, generic notebooks, discipline-specific notebooks</text:span></text:p>
            </text:list-item>
            <text:list-item>
              <text:p text:style-name="P153"><text:span text:style-name="T154">log in</text:span><text:span text:style-name="T155">: log in is via CILOGON (just select "California State University, Northridge" and log in as usual)</text:span></text:p>
            </text:list-item>
            <text:list-item>
              <text:p text:style-name="P156"><text:span text:style-name="T157">Start here: [CSUN TIDE]</text:span><text:a xlink:href="https://tide.sdsu.edu/" office:target-frame-name="_top" xlink:show="replace"><text:span text:style-name="T158">https://tide.sdsu.edu/</text:span></text:a></text:p>
            </text:list-item>
          </text:list>
        </text:list-item>
        <text:list-item>
          <text:p text:style-name="P159">CSUN myCSUNSoftware (aka "Apporto")</text:p>
          <text:list text:continue-numbering="true">
            <text:list-item>
              <text:p text:style-name="P160">n/a (but other GUI and CLI software runs here)</text:p>
            </text:list-item>
            <text:list-item>
              <text:p text:style-name="P161">Faculty will need to ask for it over time</text:p>
            </text:list-item>
            <text:list-item>
              <text:p text:style-name="P162"><text:span text:style-name="T163">Start here: [myCSUNSoftware]</text:span><text:a xlink:href="https://www.csun.edu/it/software-services/software/all-software/mycsunsoftware" office:target-frame-name="_top" xlink:show="replace"><text:span text:style-name="T164">https://www.csun.edu/it/software-services/software/all-software/mycsunsoftware</text:span></text:a></text:p>
            </text:list-item>
          </text:list>
        </text:list-item>
      </text:list>
      <text:h text:style-name="P165" text:outline-level="2">Jetstream2/ACCESS</text:h>
      <text:list text:style-name="LFO13" text:continue-numbering="true">
        <text:list-item>
          <text:p text:style-name="P166">Managed by Indiana University</text:p>
        </text:list-item>
        <text:list-item>
          <text:p text:style-name="P167"><text:span text:style-name="T168">100's of GiB of RAM, 10's of PB of disk, 10's of<text:s/></text:span><text:a xlink:href="https://en.wikipedia.org/wiki/Graphics_processing_unit" office:target-frame-name="_top" xlink:show="replace"><text:span text:style-name="T169">GPUs</text:span></text:a><text:span text:style-name="T170">, fast networks</text:span></text:p>
          <text:list text:continue-numbering="true">
            <text:list-item>
              <text:p text:style-name="P171">Best for new learners, data science projects (R, Python, Julia, etc.), large simulations, gateway to other systems, including several supercomputers around the country</text:p>
            </text:list-item>
          </text:list>
        </text:list-item>
        <text:list-item>
          <text:p text:style-name="P172">Need an "ACCESS ID"</text:p>
          <text:list text:continue-numbering="true">
            <text:list-item>
              <text:p text:style-name="P173">Like an ORCID ID but for Research Computing</text:p>
            </text:list-item>
            <text:list-item>
              <text:p text:style-name="P174">Have CV or Resume for upload (don't worry, your request will be approved)</text:p>
            </text:list-item>
          </text:list>
        </text:list-item>
        <text:list-item>
          <text:p text:style-name="P175">Be willing to learn:</text:p>
          <text:list text:continue-numbering="true">
            <text:list-item>
              <text:p text:style-name="P176">How to ask (nicely and well, for more (incrementally) resources, and read a simple dashboard</text:p>
            </text:list-item>
            <text:list-item>
              <text:p text:style-name="P177">the Command line and Linux</text:p>
            </text:list-item>
            <text:list-item>
              <text:p text:style-name="P178">Webshell</text:p>
            </text:list-item>
            <text:list-item>
              <text:p text:style-name="P179">SSH for logging int (and some learning curve for generating SSH keys and passphrases)</text:p>
            </text:list-item>
            <text:list-item>
              <text:p text:style-name="P180">SCP for file transfer (after the SSH process is done)</text:p>
            </text:list-item>
          </text:list>
        </text:list-item>
        <text:list-item>
          <text:p text:style-name="P181">(Live demo...if possible)</text:p>
        </text:list-item>
        <text:list-item>
          <text:p text:style-name="P182">Start here:</text:p>
          <text:list text:continue-numbering="true">
            <text:list-item>
              <text:p text:style-name="P183"><text:span text:style-name="T184">[Jetstream ACCESS page]</text:span><text:a xlink:href="https://jetstream-cloud.org/get-started/index.html" office:target-frame-name="_top" xlink:show="replace"><text:span text:style-name="T185">https://jetstream-cloud.org/get-started/index.html</text:span></text:a></text:p>
            </text:list-item>
          </text:list>
        </text:list-item>
      </text:list>
      <text:h text:style-name="P186" text:outline-level="2">Nautilus/NRP</text:h>
      <text:list text:style-name="LFO14" text:continue-numbering="true">
        <text:list-item>
          <text:p text:style-name="P187">Managed by University of California, San Diego</text:p>
        </text:list-item>
        <text:list-item>
          <text:p text:style-name="P188"><text:span text:style-name="T189">100's of GiB of RAM, 10's of PB of disk, 100's of<text:s/></text:span><text:a xlink:href="https://en.wikipedia.org/wiki/Graphics_processing_unit" office:target-frame-name="_top" xlink:show="replace"><text:span text:style-name="T190">GPUs</text:span></text:a><text:span text:style-name="T191">/</text:span><text:a xlink:href="https://en.wikipedia.org/wiki/Field-programmable_gate_array" office:target-frame-name="_top" xlink:show="replace"><text:span text:style-name="T192">FPGAs</text:span></text:a><text:span text:style-name="T193">/</text:span><text:a xlink:href="https://en.wikipedia.org/wiki/Tensor_Processing_Unit" office:target-frame-name="_top" xlink:show="replace"><text:span text:style-name="T194">TPUs</text:span></text:a><text:span text:style-name="T195">/</text:span><text:a xlink:href="https://en.wikipedia.org/wiki/Data_processing_unit" office:target-frame-name="_top" xlink:show="replace"><text:span text:style-name="T196">DPUs</text:span></text:a><text:span text:style-name="T197">, very fast networks</text:span></text:p>
          <text:list text:continue-numbering="true">
            <text:list-item>
              <text:p text:style-name="P198">Best for leading-edge science and engineering, especially w/ funded labs and staff</text:p>
            </text:list-item>
          </text:list>
        </text:list-item>
        <text:list-item>
          <text:p text:style-name="P199">Be willing to learn:</text:p>
          <text:list text:continue-numbering="true">
            <text:list-item>
              <text:p text:style-name="P200">Must be comfortable with the Command Line, Open Source, and Linux</text:p>
            </text:list-item>
            <text:list-item>
              <text:p text:style-name="P201">Kubernetes (open source client-server), you use the "kubectl" binary</text:p>
            </text:list-item>
            <text:list-item>
              <text:p text:style-name="P202">You control just about everyting with ASCII ".yaml" files</text:p>
            </text:list-item>
          </text:list>
        </text:list-item>
        <text:list-item>
          <text:p text:style-name="P203">(Static demo -- sample .yaml configuration file with GPUs)</text:p>
        </text:list-item>
      </text:list>
      <text:p text:style-name="P204">apiVersion: apps/v1</text:p>
      <text:p text:style-name="P205">kind: Deployment</text:p>
      <text:p text:style-name="P206">metadata:</text:p>
      <text:p text:style-name="P207"><text:s text:c="2"/>name: deployment-amber-gpu-ws</text:p>
      <text:p text:style-name="P208"><text:s text:c="2"/>labels:</text:p>
      <text:soft-page-break/>
      <text:p text:style-name="P209"><text:s text:c="4"/>k8s-app: deployment-amber-gpu-ws</text:p>
      <text:p text:style-name="P210">spec:</text:p>
      <text:p text:style-name="P211"><text:s text:c="2"/>replicas: 1</text:p>
      <text:p text:style-name="P212"><text:s text:c="2"/>selector:</text:p>
      <text:p text:style-name="P213"><text:s text:c="4"/>matchLabels:</text:p>
      <text:p text:style-name="P214"><text:s text:c="6"/>k8s-app: deployment-amber-gpu-ws</text:p>
      <text:p text:style-name="P215"><text:s text:c="2"/>template:</text:p>
      <text:p text:style-name="P216"><text:s text:c="4"/>metadata:<text:s/></text:p>
      <text:p text:style-name="P217"><text:s text:c="6"/>labels:</text:p>
      <text:p text:style-name="P218"><text:s text:c="8"/>k8s-app: deployment-amber-gpu-ws</text:p>
      <text:p text:style-name="P219"><text:s text:c="4"/>spec:</text:p>
      <text:p text:style-name="P220"><text:s text:c="6"/>containers:</text:p>
      <text:p text:style-name="P221"><text:s text:c="6"/>- name: mypod-gpu</text:p>
      <text:p text:style-name="P222"><text:s text:c="8"/>image: gitlab-registry.nrp-nautilus.io/prp/jupyter-stack/tensorflow</text:p>
      <text:p text:style-name="P223"><text:s text:c="8"/>resources:</text:p>
      <text:p text:style-name="P224"><text:s text:c="11"/>limits:</text:p>
      <text:p text:style-name="P225"><text:s text:c="13"/>memory: 512Gi</text:p>
      <text:p text:style-name="P226"><text:s text:c="13"/>cpu: 1500m</text:p>
      <text:p text:style-name="P227"><text:s text:c="13"/>nvidia.com/gpu: 1</text:p>
      <text:p text:style-name="P228"><text:s text:c="11"/>requests:</text:p>
      <text:p text:style-name="P229"><text:s text:c="13"/>memory: 512i</text:p>
      <text:p text:style-name="P230"><text:s text:c="13"/>cpu: 1500m</text:p>
      <text:p text:style-name="P231"><text:s text:c="8"/>volumeMounts:</text:p>
      <text:p text:style-name="P232"><text:s text:c="8"/>- name: mydata</text:p>
      <text:p text:style-name="P233"><text:s text:c="10"/>mountPath: /mnt/myscratch</text:p>
      <text:p text:style-name="P234"><text:s text:c="8"/>command: ["sh", "-c", "sleep infinity"]</text:p>
      <text:p text:style-name="P235"><text:s text:c="6"/>volumes:</text:p>
      <text:p text:style-name="P236"><text:s text:c="6"/>- name: mydata</text:p>
      <text:p text:style-name="P237"><text:s text:c="8"/>emptyDir: {}</text:p>
      <text:p text:style-name="P238"><text:s text:c="10"/>sizeLimit: 10Ti</text:p>
      <text:p text:style-name="P239"><text:s text:c="6"/>nodeSelector:</text:p>
      <text:p text:style-name="P240"><text:s text:c="8"/>nautilus.io/disktype: nvme</text:p>
      <text:list text:style-name="LFO15" text:continue-numbering="true">
        <text:list-item>
          <text:p text:style-name="P241">Start here:<text:s/></text:p>
          <text:list text:continue-numbering="true">
            <text:list-item>
              <text:p text:style-name="P242"><text:span text:style-name="T243">Send Wayne an email -<text:s/></text:span><text:a xlink:href="mailto:ws@csun.edu" office:target-frame-name="_top" xlink:show="replace"><text:span text:style-name="T244">ws@csun.edu</text:span></text:a></text:p>
            </text:list-item>
          </text:list>
        </text:list-item>
      </text:list>
      <text:h text:style-name="P245" text:outline-level="2">Additional Resources</text:h>
      <text:list text:style-name="LFO16" text:continue-numbering="true">
        <text:list-item>
          <text:p text:style-name="P246">Sometimes, researchers just need an unmanaged or managed (by students, supervised by faculty) resource to host public-facing files and applications</text:p>
          <text:list text:continue-numbering="true">
            <text:list-item>
              <text:p text:style-name="P247"><text:a xlink:href="https://osuosl.org/" office:target-frame-name="_top" xlink:show="replace"><text:span text:style-name="T248">Oregon State University Open Source Lab (OSL)</text:span></text:a></text:p>
            </text:list-item>
          </text:list>
        </text:list-item>
        <text:list-item>
          <text:p text:style-name="P249">Recently, CSUN was added to the Cloudbank/2i2C JupyterHub resource (this complements CSUN Apporto and SDSU/CSUSB TIDE)</text:p>
          <text:list text:continue-numbering="true">
            <text:list-item>
              <text:p text:style-name="P250"><text:a xlink:href="https://csun.cloudbank.2i2c.cloud/" office:target-frame-name="_top" xlink:show="replace"><text:span text:style-name="T251">Cal-ICOR JupyterHub Pilot</text:span></text:a></text:p>
            </text:list-item>
          </text:list>
        </text:list-item>
        <text:list-item>
          <text:p text:style-name="P252">Increasingly, Libretexts is moving beyond "texts" and becoming a complete LMS solution, including a JupyterHub resource</text:p>
          <text:list text:continue-numbering="true">
            <text:list-item>
              <text:p text:style-name="P253"><text:span text:style-name="T254">General System -<text:s/></text:span><text:a xlink:href="https://libretexts.org/" office:target-frame-name="_top" xlink:show="replace"><text:span text:style-name="T255">LibreTexts</text:span></text:a></text:p>
            </text:list-item>
            <text:list-item>
              <text:p text:style-name="P256"><text:span text:style-name="T257">Specific Application -<text:s/></text:span><text:a xlink:href="https://jupyter.libretexts.org/hub/login" office:target-frame-name="_top" xlink:show="replace"><text:span text:style-name="T258">JupyterHub</text:span></text:a></text:p>
            </text:list-item>
          </text:list>
        </text:list-item>
        <text:list-item>
          <text:p text:style-name="P259">Some researchers want to experiment with real Quantum resources</text:p>
          <text:list text:continue-numbering="true">
            <text:list-item>
              <text:p text:style-name="P260"><text:a xlink:href="https://www.dwavequantum.com/learn/training/" office:target-frame-name="_top" xlink:show="replace"><text:span text:style-name="T261">D-Wave LEAP Quantum Launchpad/D-Wave Learn Program (D-Wave)</text:span></text:a></text:p>
            </text:list-item>
          </text:list>
        </text:list-item>
        <text:list-item>
          <text:p text:style-name="P262"><text:span text:style-name="T263">Many researchers require an AI system that<text:s/></text:span><text:span text:style-name="T264">is</text:span><text:span text:style-name="T265"><text:s/>open, transparent, and reproducible (built<text:s/></text:span><text:span text:style-name="T266">top-down</text:span><text:span text:style-name="T267">)</text:span></text:p>
          <text:list text:continue-numbering="true">
            <text:list-item>
              <text:p text:style-name="P268"><text:a xlink:href="https://nairrpilot.org/" office:target-frame-name="_top" xlink:show="replace"><text:span text:style-name="T269">NSF National Artificial Intelligence Research Resource Pilot (NAIIR)</text:span></text:a></text:p>
            </text:list-item>
          </text:list>
        </text:list-item>
        <text:list-item>
          <text:p text:style-name="P270"><text:span text:style-name="T271">Some researchers desire an AI system that<text:s/></text:span><text:span text:style-name="T272">is</text:span><text:span text:style-name="T273"><text:s/>open, transparent, and reproducible (built<text:s/></text:span><text:span text:style-name="T274">bottom-up</text:span><text:span text:style-name="T275">)</text:span></text:p>
          <text:list text:continue-numbering="true">
            <text:list-item>
              <text:p text:style-name="P276"><text:a xlink:href="https://www.kwaai.ai/" office:target-frame-name="_top" xlink:show="replace"><text:span text:style-name="T277">Non-Profit Personal AI Lab (Kwaai)</text:span></text:a></text:p>
            </text:list-item>
          </text:list>
        </text:list-item>
      </text:list>
      <text:h text:style-name="P278" text:outline-level="2">Conferences/Fellowships</text:h>
      <text:list text:style-name="LFO17" text:continue-numbering="true">
        <text:list-item>
          <text:p text:style-name="P279"><text:span text:style-name="T280">There are plenty of zero-cost and low-cost U.S. domestic events for learning about HPC resources at the<text:s/></text:span><text:span text:style-name="T281">Application</text:span><text:span text:style-name="T282">-level.</text:span></text:p>
        </text:list-item>
      </text:list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header-rows>
          <table:table-row table:style-name="TableRow288">
            <table:table-cell table:style-name="TableCell289">
              <text:p text:style-name="P290">Name</text:p>
            </table:table-cell>
            <table:table-cell table:style-name="TableCell291">
              <text:p text:style-name="P292">Venue</text:p>
            </table:table-cell>
            <table:table-cell table:style-name="TableCell293">
              <text:p text:style-name="P294">Cost</text:p>
            </table:table-cell>
            <table:table-cell table:style-name="TableCell295">
              <text:p text:style-name="P296">Timeframe</text:p>
            </table:table-cell>
          </table:table-row>
        </table:table-header-rows>
        <table:table-row table:style-name="TableRow297">
          <table:table-cell table:style-name="TableCell298">
            <text:p text:style-name="P299"><text:a xlink:href="https://pearc.acm.org/" office:target-frame-name="_top" xlink:show="replace"><text:span text:style-name="T300">Practice &amp; Experience in Advanced Research Computing</text:span><text:span text:style-name="T301"><text:line-break/>(PEARC)</text:span></text:a></text:p>
          </table:table-cell>
          <table:table-cell table:style-name="TableCell302">
            <text:p text:style-name="P303">varies</text:p>
          </table:table-cell>
          <table:table-cell table:style-name="TableCell304">
            <text:p text:style-name="P305">mid $</text:p>
          </table:table-cell>
          <table:table-cell table:style-name="TableCell306">
            <text:p text:style-name="P307">late July</text:p>
          </table:table-cell>
        </table:table-row>
        <table:table-row table:style-name="TableRow308">
          <table:table-cell table:style-name="TableCell309">
            <text:p text:style-name="P310"><text:a xlink:href="https://sciencegateways.org/gateways2025" office:target-frame-name="_top" xlink:show="replace"><text:span text:style-name="T311">Science Gateways (SGX3)</text:span></text:a></text:p>
          </table:table-cell>
          <table:table-cell table:style-name="TableCell312">
            <text:p text:style-name="P313">varies</text:p>
          </table:table-cell>
          <table:table-cell table:style-name="TableCell314">
            <text:p text:style-name="P315">$0 (NSF)</text:p>
          </table:table-cell>
          <table:table-cell table:style-name="TableCell316">
            <text:p text:style-name="P317">varies</text:p>
          </table:table-cell>
        </table:table-row>
        <table:table-row table:style-name="TableRow318">
          <table:table-cell table:style-name="TableCell319">
            <text:p text:style-name="P320"><text:a xlink:href="https://confab25.es.net/" office:target-frame-name="_top" xlink:show="replace"><text:span text:style-name="T321">Confab (DOE)</text:span></text:a></text:p>
          </table:table-cell>
          <table:table-cell table:style-name="TableCell322">
            <text:p text:style-name="P323">varies</text:p>
          </table:table-cell>
          <table:table-cell table:style-name="TableCell324">
            <text:p text:style-name="P325">low $</text:p>
          </table:table-cell>
          <table:table-cell table:style-name="TableCell326">
            <text:p text:style-name="P327">early April</text:p>
          </table:table-cell>
        </table:table-row>
        <table:table-row table:style-name="TableRow328">
          <table:table-cell table:style-name="TableCell329">
            <text:p text:style-name="P330"><text:a xlink:href="https://www.imsi.institute/" office:target-frame-name="_top" xlink:show="replace"><text:span text:style-name="T331">Institute for Mathematical and Statistical Innovation (IMSI)</text:span></text:a></text:p>
          </table:table-cell>
          <table:table-cell table:style-name="TableCell332">
            <text:p text:style-name="P333">varies</text:p>
          </table:table-cell>
          <table:table-cell table:style-name="TableCell334">
            <text:p text:style-name="P335">$0 (NSF)</text:p>
          </table:table-cell>
          <table:table-cell table:style-name="TableCell336">
            <text:p text:style-name="P337">varies</text:p>
          </table:table-cell>
        </table:table-row>
        <table:table-row table:style-name="TableRow338">
          <table:table-cell table:style-name="TableCell339">
            <text:p text:style-name="P340"><text:a xlink:href="https://us-rse.org/usrse25/" office:target-frame-name="_top" xlink:show="replace"><text:span text:style-name="T341">US-RSE Conference (US-RSE)</text:span></text:a></text:p>
          </table:table-cell>
          <table:table-cell table:style-name="TableCell342">
            <text:p text:style-name="P343">varies</text:p>
          </table:table-cell>
          <table:table-cell table:style-name="TableCell344">
            <text:p text:style-name="P345">$0 (Sloan)</text:p>
          </table:table-cell>
          <table:table-cell table:style-name="TableCell346">
            <text:p text:style-name="P347">early October</text:p>
          </table:table-cell>
        </table:table-row>
        <table:table-row table:style-name="TableRow348">
          <table:table-cell table:style-name="TableCell349">
            <text:p text:style-name="P350"><text:a xlink:href="https://www.escience-conference.org/2025/" office:target-frame-name="_top" xlink:show="replace"><text:span text:style-name="T351">IEEE e-science</text:span></text:a></text:p>
          </table:table-cell>
          <table:table-cell table:style-name="TableCell352">
            <text:p text:style-name="P353">varies</text:p>
          </table:table-cell>
          <table:table-cell table:style-name="TableCell354">
            <text:p text:style-name="P355">mid $</text:p>
          </table:table-cell>
          <table:table-cell table:style-name="TableCell356">
            <text:p text:style-name="P357">mid September</text:p>
          </table:table-cell>
        </table:table-row>
      </table:table>
      <text:list text:style-name="LFO18" text:continue-numbering="true">
        <text:list-item>
          <text:p text:style-name="P358"><text:span text:style-name="T359">There are plenty of zero-cost and low-cost U.S. domestic events for learning about HPC resources at the<text:s/></text:span><text:span text:style-name="T360">Infrastructure</text:span><text:span text:style-name="T361">-level.</text:span></text:p>
        </text:list-item>
      </text:list>
      <table:table table:style-name="Table362">
        <table:table-columns>
          <table:table-column table:style-name="TableColumn363"/>
          <table:table-column table:style-name="TableColumn364"/>
          <table:table-column table:style-name="TableColumn365"/>
          <table:table-column table:style-name="TableColumn366"/>
        </table:table-columns>
        <table:table-header-rows>
          <table:table-row table:style-name="TableRow367">
            <table:table-cell table:style-name="TableCell368">
              <text:p text:style-name="P369">Name</text:p>
            </table:table-cell>
            <table:table-cell table:style-name="TableCell370">
              <text:p text:style-name="P371">Venue</text:p>
            </table:table-cell>
            <table:table-cell table:style-name="TableCell372">
              <text:p text:style-name="P373">Cost</text:p>
            </table:table-cell>
            <table:table-cell table:style-name="TableCell374">
              <text:p text:style-name="P375">Timeframe</text:p>
            </table:table-cell>
          </table:table-row>
        </table:table-header-rows>
        <table:table-row table:style-name="TableRow376">
          <table:table-cell table:style-name="TableCell377">
            <text:p text:style-name="P378"><text:a xlink:href="https://rcsi.swarthmore.edu/" office:target-frame-name="_top" xlink:show="replace"><text:span text:style-name="T379">Research Computing at Smaller Institutions (RCSI)</text:span></text:a></text:p>
          </table:table-cell>
          <table:table-cell table:style-name="TableCell380">
            <text:p text:style-name="P381">Swarthmore, PA</text:p>
          </table:table-cell>
          <table:table-cell table:style-name="TableCell382">
            <text:p text:style-name="P383">$0 (NSF)</text:p>
          </table:table-cell>
          <table:table-cell table:style-name="TableCell384">
            <text:p text:style-name="P385">early June</text:p>
          </table:table-cell>
        </table:table-row>
        <table:table-row table:style-name="TableRow386">
          <table:table-cell table:style-name="TableCell387">
            <text:p text:style-name="P388"><text:a xlink:href="https://portal.nrp.ai/6nrp-workshop/" office:target-frame-name="_top" xlink:show="replace"><text:span text:style-name="T389">National Research Platform (NRP)</text:span></text:a></text:p>
          </table:table-cell>
          <table:table-cell table:style-name="TableCell390">
            <text:p text:style-name="P391">UCSD, CA</text:p>
          </table:table-cell>
          <table:table-cell table:style-name="TableCell392">
            <text:p text:style-name="P393">$600</text:p>
          </table:table-cell>
          <table:table-cell table:style-name="TableCell394">
            <text:p text:style-name="P395">late January</text:p>
          </table:table-cell>
        </table:table-row>
        <table:table-row table:style-name="TableRow396">
          <table:table-cell table:style-name="TableCell397">
            <text:p text:style-name="P398"><text:a xlink:href="https://sc25.supercomputing.org/" office:target-frame-name="_top" xlink:show="replace"><text:span text:style-name="T399">Supercomputing (SC)</text:span></text:a></text:p>
          </table:table-cell>
          <table:table-cell table:style-name="TableCell400">
            <text:p text:style-name="P401">St. Louis, Denver, Atlanta</text:p>
          </table:table-cell>
          <table:table-cell table:style-name="TableCell402">
            <text:p text:style-name="P403">low $</text:p>
          </table:table-cell>
          <table:table-cell table:style-name="TableCell404">
            <text:p text:style-name="P405">mid November</text:p>
          </table:table-cell>
        </table:table-row>
        <table:table-row table:style-name="TableRow406">
          <table:table-cell table:style-name="TableCell407">
            <text:p text:style-name="P408"><text:a xlink:href="https://cenic.org/events" office:target-frame-name="_top" xlink:show="replace"><text:span text:style-name="T409">Corporation for Networking and Research (CENIC)</text:span></text:a></text:p>
          </table:table-cell>
          <table:table-cell table:style-name="TableCell410">
            <text:p text:style-name="P411">varies</text:p>
          </table:table-cell>
          <table:table-cell table:style-name="TableCell412">
            <text:p text:style-name="P413">low $</text:p>
          </table:table-cell>
          <table:table-cell table:style-name="TableCell414">
            <text:p text:style-name="P415">late March</text:p>
          </table:table-cell>
        </table:table-row>
        <table:table-row table:style-name="TableRow416">
          <table:table-cell table:style-name="TableCell417">
            <text:p text:style-name="P418"><text:a xlink:href="https://www.socallinuxexpo.org/scale/22x" office:target-frame-name="_top" xlink:show="replace"><text:span text:style-name="T419">Southern California Linux Expo (SCaLE)</text:span></text:a></text:p>
          </table:table-cell>
          <table:table-cell table:style-name="TableCell420">
            <text:p text:style-name="P421">Pasadena, CA</text:p>
          </table:table-cell>
          <table:table-cell table:style-name="TableCell422">
            <text:p text:style-name="P423">low $</text:p>
          </table:table-cell>
          <table:table-cell table:style-name="TableCell424">
            <text:p text:style-name="P425">early March</text:p>
          </table:table-cell>
        </table:table-row>
      </table:table>
      <text:list text:style-name="LFO19" text:continue-numbering="true">
        <text:list-item>
          <text:p text:style-name="P426"><text:span text:style-name="T427">And the list of<text:s/></text:span><text:span text:style-name="T428">International</text:span><text:span text:style-name="T429"><text:s/>events for learning about HPR resources is growing quickly.</text:span></text:p>
        </text:list-item>
      </text:list>
      <table:table table:style-name="Table430">
        <table:table-columns>
          <table:table-column table:style-name="TableColumn431"/>
          <table:table-column table:style-name="TableColumn432"/>
          <table:table-column table:style-name="TableColumn433"/>
          <table:table-column table:style-name="TableColumn434"/>
        </table:table-columns>
        <table:table-header-rows>
          <table:table-row table:style-name="TableRow435">
            <table:table-cell table:style-name="TableCell436">
              <text:p text:style-name="P437">Name</text:p>
            </table:table-cell>
            <table:table-cell table:style-name="TableCell438">
              <text:p text:style-name="P439">Venue</text:p>
            </table:table-cell>
            <table:table-cell table:style-name="TableCell440">
              <text:p text:style-name="P441">Cost</text:p>
            </table:table-cell>
            <table:table-cell table:style-name="TableCell442">
              <text:p text:style-name="P443">Timeframe</text:p>
            </table:table-cell>
          </table:table-row>
        </table:table-header-rows>
        <table:table-row table:style-name="TableRow444">
          <table:table-cell table:style-name="TableCell445">
            <text:p text:style-name="P446"><text:a xlink:href="https://www.hpcsummerschool.it/" office:target-frame-name="_top" xlink:show="replace"><text:span text:style-name="T447">CINI HPC Summer School (CINI)</text:span></text:a></text:p>
          </table:table-cell>
          <table:table-cell table:style-name="TableCell448">
            <text:p text:style-name="P449">Naples, Italy</text:p>
          </table:table-cell>
          <table:table-cell table:style-name="TableCell450">
            <text:p text:style-name="P451">N/A</text:p>
          </table:table-cell>
          <table:table-cell table:style-name="TableCell452">
            <text:p text:style-name="P453">mid June</text:p>
          </table:table-cell>
        </table:table-row>
        <table:table-row table:style-name="TableRow454">
          <table:table-cell table:style-name="TableCell455">
            <text:p text:style-name="P456"><text:a xlink:href="https://ssdbm.org/2025/" office:target-frame-name="_top" xlink:show="replace"><text:span text:style-name="T457">International Conference on Scalable Scientific Data Management (SSDBM)</text:span></text:a></text:p>
          </table:table-cell>
          <table:table-cell table:style-name="TableCell458">
            <text:p text:style-name="P459">varies</text:p>
          </table:table-cell>
          <table:table-cell table:style-name="TableCell460">
            <text:p text:style-name="P461">N/A</text:p>
          </table:table-cell>
          <table:table-cell table:style-name="TableCell462">
            <text:p text:style-name="P463">late June</text:p>
          </table:table-cell>
        </table:table-row>
      </table:table>
      <text:list text:style-name="LFO20" text:continue-numbering="true">
        <text:list-item>
          <text:p text:style-name="P464">The following are some of the Fellowships available:<text:s/></text:p>
          <text:list text:continue-numbering="true">
            <text:list-item>
              <text:p text:style-name="P465"><text:a xlink:href="https://icicle.osu.edu/education-and-outreach/icicle-educational-fellows-program" office:target-frame-name="_top" xlink:show="replace"><text:span text:style-name="T466">ICICLE: Intelligent CI with Computational Learning in the Environment (ICICLE)</text:span></text:a></text:p>
            </text:list-item>
          </text:list>
        </text:list-item>
      </text:list>
      <text:h text:style-name="P467" text:outline-level="2">National Workshops</text:h>
      <text:list text:style-name="LFO21" text:continue-numbering="true">
        <text:list-item>
          <text:p text:style-name="P468"><text:span text:style-name="T469">There are plenty of<text:s/></text:span><text:span text:style-name="T470">in-person</text:span><text:span text:style-name="T471"><text:s/>events for learning about HPR resources.</text:span></text:p>
        </text:list-item>
      </text:list>
      <table:table table:style-name="Table472">
        <table:table-columns>
          <table:table-column table:style-name="TableColumn473"/>
          <table:table-column table:style-name="TableColumn474"/>
          <table:table-column table:style-name="TableColumn475"/>
          <table:table-column table:style-name="TableColumn476"/>
        </table:table-columns>
        <table:table-header-rows>
          <table:table-row table:style-name="TableRow477">
            <table:table-cell table:style-name="TableCell478">
              <text:p text:style-name="P479">Name</text:p>
            </table:table-cell>
            <table:table-cell table:style-name="TableCell480">
              <text:p text:style-name="P481">Venue</text:p>
            </table:table-cell>
            <table:table-cell table:style-name="TableCell482">
              <text:p text:style-name="P483">Cost</text:p>
            </table:table-cell>
            <table:table-cell table:style-name="TableCell484">
              <text:p text:style-name="P485">Timeframe</text:p>
            </table:table-cell>
          </table:table-row>
        </table:table-header-rows>
        <table:table-row table:style-name="TableRow486">
          <table:table-cell table:style-name="TableCell487">
            <text:p text:style-name="P488"><text:a xlink:href="https://ms-cc.org/" office:target-frame-name="_top" xlink:show="replace"><text:span text:style-name="T489">Minority-Serving Cyberinfrastructure Capabilities (MS-CC)</text:span></text:a></text:p>
          </table:table-cell>
          <table:table-cell table:style-name="TableCell490">
            <text:p text:style-name="P491">varies</text:p>
          </table:table-cell>
          <table:table-cell table:style-name="TableCell492">
            <text:p text:style-name="P493">$0 (NSF)</text:p>
          </table:table-cell>
          <table:table-cell table:style-name="TableCell494">
            <text:p text:style-name="P495">late May</text:p>
          </table:table-cell>
        </table:table-row>
        <table:table-row table:style-name="TableRow496">
          <table:table-cell table:style-name="TableCell497">
            <text:p text:style-name="P498"><text:a xlink:href="https://osg-htc.org/school-2025/" office:target-frame-name="_top" xlink:show="replace"><text:span text:style-name="T499">Open Science Grig (OSG)</text:span></text:a></text:p>
          </table:table-cell>
          <table:table-cell table:style-name="TableCell500">
            <text:p text:style-name="P501">U of Wisconsin-Madion, WI</text:p>
          </table:table-cell>
          <table:table-cell table:style-name="TableCell502">
            <text:p text:style-name="P503">$0 (NSF)</text:p>
          </table:table-cell>
          <table:table-cell table:style-name="TableCell504">
            <text:p text:style-name="P505">late June</text:p>
          </table:table-cell>
        </table:table-row>
        <table:table-row table:style-name="TableRow506">
          <table:table-cell table:style-name="TableCell507">
            <text:p text:style-name="P508"><text:a xlink:href="https://na.eventscloud.com/website/83760/" office:target-frame-name="_top" xlink:show="replace"><text:span text:style-name="T509">HPC and Data Science Summer Institute (SDSC)</text:span></text:a></text:p>
          </table:table-cell>
          <table:table-cell table:style-name="TableCell510">
            <text:p text:style-name="P511">UCSD, CA</text:p>
          </table:table-cell>
          <table:table-cell table:style-name="TableCell512">
            <text:p text:style-name="P513">$350</text:p>
          </table:table-cell>
          <table:table-cell table:style-name="TableCell514">
            <text:p text:style-name="P515">late July - early August</text:p>
          </table:table-cell>
        </table:table-row>
        <table:table-row table:style-name="TableRow516">
          <table:table-cell table:style-name="TableCell517">
            <text:p text:style-name="P518"><text:a xlink:href="https://www.nersc.gov/users/training/events/2025/international-hpc-summer-school-july-2025/" office:target-frame-name="_top" xlink:show="replace"><text:span text:style-name="T519">NERSC International HPC Summer School (NERSC)</text:span></text:a></text:p>
          </table:table-cell>
          <table:table-cell table:style-name="TableCell520">
            <text:p text:style-name="P521">varies</text:p>
          </table:table-cell>
          <table:table-cell table:style-name="TableCell522">
            <text:p text:style-name="P523">$0 (DOE)</text:p>
          </table:table-cell>
          <table:table-cell table:style-name="TableCell524">
            <text:p text:style-name="P525">early July</text:p>
          </table:table-cell>
        </table:table-row>
        <table:table-row table:style-name="TableRow526">
          <table:table-cell table:style-name="TableCell527">
            <text:p text:style-name="P528"><text:a xlink:href="https://knit.fabric-testbed.net/" office:target-frame-name="_top" xlink:show="replace"><text:span text:style-name="T529">KNIT (FABRIC)</text:span></text:a></text:p>
          </table:table-cell>
          <table:table-cell table:style-name="TableCell530">
            <text:p text:style-name="P531">varies</text:p>
          </table:table-cell>
          <table:table-cell table:style-name="TableCell532">
            <text:p text:style-name="P533">$0 (NSF)</text:p>
          </table:table-cell>
          <table:table-cell table:style-name="TableCell534">
            <text:p text:style-name="P535">mid March</text:p>
          </table:table-cell>
        </table:table-row>
        <table:table-row table:style-name="TableRow536">
          <table:table-cell table:style-name="TableCell537">
            <text:p text:style-name="P538"><text:a xlink:href="https://intersect-training.org/index.html" office:target-frame-name="_top" xlink:show="replace"><text:span text:style-name="T539">INTERSECT Research Software training (INTERSECT)</text:span></text:a></text:p>
          </table:table-cell>
          <table:table-cell table:style-name="TableCell540">
            <text:p text:style-name="P541">Princeton/Alabama</text:p>
          </table:table-cell>
          <table:table-cell table:style-name="TableCell542">
            <text:p text:style-name="P543">$0 (NSF)</text:p>
          </table:table-cell>
          <table:table-cell table:style-name="TableCell544">
            <text:p text:style-name="P545">mid July</text:p>
          </table:table-cell>
        </table:table-row>
        <table:table-row table:style-name="TableRow546">
          <table:table-cell table:style-name="TableCell547">
            <text:p text:style-name="P548"><text:a xlink:href="https://helioshine.org/the-developing-heliophysics-standards-and-cross-science-collaborations-workshop/" office:target-frame-name="_top" xlink:show="replace"><text:span text:style-name="T549">SHINE Workshop (SHINE)</text:span></text:a></text:p>
          </table:table-cell>
          <table:table-cell table:style-name="TableCell550">
            <text:p text:style-name="P551">Iowa City</text:p>
          </table:table-cell>
          <table:table-cell table:style-name="TableCell552">
            <text:p text:style-name="P553">$0 fees</text:p>
          </table:table-cell>
          <table:table-cell table:style-name="TableCell554">
            <text:p text:style-name="P555">mid August</text:p>
          </table:table-cell>
        </table:table-row>
      </table:table>
      <text:list text:style-name="LFO22" text:continue-numbering="true">
        <text:list-item>
          <text:p text:style-name="P556"><text:span text:style-name="T557">There are plenty of<text:s/></text:span><text:span text:style-name="T558">virtual</text:span><text:span text:style-name="T559"><text:s/>events for learning about HPR resources.</text:span></text:p>
        </text:list-item>
      </text:list>
      <table:table table:style-name="Table560">
        <table:table-columns>
          <table:table-column table:style-name="TableColumn561"/>
          <table:table-column table:style-name="TableColumn562"/>
          <table:table-column table:style-name="TableColumn563"/>
          <table:table-column table:style-name="TableColumn564"/>
        </table:table-columns>
        <table:table-header-rows>
          <table:table-row table:style-name="TableRow565">
            <table:table-cell table:style-name="TableCell566">
              <text:p text:style-name="P567">Name</text:p>
            </table:table-cell>
            <table:table-cell table:style-name="TableCell568">
              <text:p text:style-name="P569">Venue</text:p>
            </table:table-cell>
            <table:table-cell table:style-name="TableCell570">
              <text:p text:style-name="P571">Cost</text:p>
            </table:table-cell>
            <table:table-cell table:style-name="TableCell572">
              <text:p text:style-name="P573">Timeframe</text:p>
            </table:table-cell>
          </table:table-row>
        </table:table-header-rows>
        <table:table-row table:style-name="TableRow574">
          <table:table-cell table:style-name="TableCell575">
            <text:p text:style-name="P576"><text:a xlink:href="https://www.oscer.ou.edu/virtualresidency2024.php" office:target-frame-name="_top" xlink:show="replace"><text:span text:style-name="T577">OU Supercomputing Center for Education &amp; Research (OU)</text:span></text:a></text:p>
          </table:table-cell>
          <table:table-cell table:style-name="TableCell578">
            <text:p text:style-name="P579">virtual, synchronous</text:p>
          </table:table-cell>
          <table:table-cell table:style-name="TableCell580">
            <text:p text:style-name="P581">$0 (NSF)</text:p>
          </table:table-cell>
          <table:table-cell table:style-name="TableCell582">
            <text:p text:style-name="P583">late June</text:p>
          </table:table-cell>
        </table:table-row>
        <table:table-row table:style-name="TableRow584">
          <table:table-cell table:style-name="TableCell585">
            <text:p text:style-name="P586"><text:a xlink:href="https://www.hpc-training.org/moodle/enrol/index.php?id=101" office:target-frame-name="_top" xlink:show="replace"><text:span text:style-name="T587">HPC Pathways (NCSA)</text:span></text:a></text:p>
          </table:table-cell>
          <table:table-cell table:style-name="TableCell588">
            <text:p text:style-name="P589">virtual, asynchronous</text:p>
          </table:table-cell>
          <table:table-cell table:style-name="TableCell590">
            <text:p text:style-name="P591">$0</text:p>
          </table:table-cell>
          <table:table-cell table:style-name="TableCell592">
            <text:p text:style-name="P593">on-going</text:p>
          </table:table-cell>
        </table:table-row>
        <table:table-row table:style-name="TableRow594">
          <table:table-cell table:style-name="TableCell595">
            <text:p text:style-name="P596"><text:a xlink:href="https://cvw.cac.cornell.edu/roadmaps" office:target-frame-name="_top" xlink:show="replace"><text:span text:style-name="T597">Cornell Roadmaps</text:span></text:a></text:p>
          </table:table-cell>
          <table:table-cell table:style-name="TableCell598">
            <text:p text:style-name="P599">virtual</text:p>
          </table:table-cell>
          <table:table-cell table:style-name="TableCell600">
            <text:p text:style-name="P601">$0</text:p>
          </table:table-cell>
          <table:table-cell table:style-name="TableCell602">
            <text:p text:style-name="P603">asynchronous, on-going</text:p>
          </table:table-cell>
        </table:table-row>
        <table:table-row table:style-name="TableRow604">
          <table:table-cell table:style-name="TableCell605">
            <text:p text:style-name="P606"><text:a xlink:href="https://www.hpc-carpentry.org/" office:target-frame-name="_top" xlink:show="replace"><text:span text:style-name="T607">HPC Carpentry</text:span></text:a></text:p>
          </table:table-cell>
          <table:table-cell table:style-name="TableCell608">
            <text:p text:style-name="P609">in-person and virtual, synchronous</text:p>
          </table:table-cell>
          <table:table-cell table:style-name="TableCell610">
            <text:p text:style-name="P611">$0</text:p>
          </table:table-cell>
          <table:table-cell table:style-name="TableCell612">
            <text:p text:style-name="P613">varies</text:p>
          </table:table-cell>
        </table:table-row>
        <table:table-row table:style-name="TableRow614">
          <table:table-cell table:style-name="TableCell615">
            <text:p text:style-name="P616"><text:a xlink:href="https://docs.google.com/forms/d/e/1FAIpQLSfK9U0vi7IuUETzW3EsRpsC7GfwKdNlkNoa1XuK6Q5NhtbQaA/viewform" office:target-frame-name="_top" xlink:show="replace"><text:span text:style-name="T617">Ecosystem for Research Networking (ERN) Summit</text:span></text:a></text:p>
          </table:table-cell>
          <table:table-cell table:style-name="TableCell618">
            <text:p text:style-name="P619">virtual, synchronous only</text:p>
          </table:table-cell>
          <table:table-cell table:style-name="TableCell620">
            <text:p text:style-name="P621">$0</text:p>
          </table:table-cell>
          <table:table-cell table:style-name="TableCell622">
            <text:p text:style-name="P623">late April</text:p>
          </table:table-cell>
        </table:table-row>
        <table:table-row table:style-name="TableRow624">
          <table:table-cell table:style-name="TableCell625">
            <text:p text:style-name="P626"><text:a xlink:href="https://shareok.org/collections/f2d21d11-57f4-461d-b69b-ed80c93c632b" office:target-frame-name="_top" xlink:show="replace"><text:span text:style-name="T627">Oklahoma University ACI-REF Virtual Residency (Henry Neeman)</text:span></text:a></text:p>
          </table:table-cell>
          <table:table-cell table:style-name="TableCell628">
            <text:p text:style-name="P629">virtual</text:p>
          </table:table-cell>
          <table:table-cell table:style-name="TableCell630">
            <text:p text:style-name="P631">$0</text:p>
          </table:table-cell>
          <table:table-cell table:style-name="TableCell632">
            <text:p text:style-name="P633">recurring</text:p>
          </table:table-cell>
        </table:table-row>
        <table:table-row table:style-name="TableRow634">
          <table:table-cell table:style-name="TableCell635">
            <text:p text:style-name="P636"><text:a xlink:href="https://campuschampions.cyberinfrastructure.org/knowledge-base/resources" office:target-frame-name="_top" xlink:show="replace"><text:span text:style-name="T637">(comprehensive, searchable list of resources</text:span></text:a></text:p>
          </table:table-cell>
          <table:table-cell table:style-name="TableCell638">
            <text:p text:style-name="P639">N/A</text:p>
          </table:table-cell>
          <table:table-cell table:style-name="TableCell640">
            <text:p text:style-name="P641">$0</text:p>
          </table:table-cell>
          <table:table-cell table:style-name="TableCell642">
            <text:p text:style-name="P643">varies</text:p>
          </table:table-cell>
        </table:table-row>
      </table:table>
      <text:h text:style-name="P644" text:outline-level="2">Upskilling - Professional Associations/Societies</text:h>
      <text:list text:style-name="LFO23" text:continue-numbering="true">
        <text:list-item>
          <text:p text:style-name="P645"><text:span text:style-name="T646">Faculty - These HPC resources should be of use to<text:s/></text:span><text:span text:style-name="T647">Faculty</text:span><text:span text:style-name="T648"><text:s/>over time.</text:span></text:p>
          <text:list text:continue-numbering="true">
            <text:list-item>
              <text:p text:style-name="P649"><text:a xlink:href="https://ropensci.org/" office:target-frame-name="_top" xlink:show="replace"><text:span text:style-name="T650">R OpenSci (ROpenSci)</text:span></text:a></text:p>
            </text:list-item>
            <text:list-item>
              <text:p text:style-name="P651"><text:a xlink:href="https://www.pyopensci.org/" office:target-frame-name="_top" xlink:show="replace"><text:span text:style-name="T652">PyOpenSci (pyOpenSci)</text:span></text:a></text:p>
            </text:list-item>
            <text:list-item>
              <text:p text:style-name="P653"><text:a xlink:href="https://juliacon.org/2025/" office:target-frame-name="_top" xlink:show="replace"><text:span text:style-name="T654">JuliaCon (annual Summer conference abstracts, proceedings)</text:span></text:a></text:p>
            </text:list-item>
            <text:list-item>
              <text:p text:style-name="P655"><text:a xlink:href="https://forrt.org/" office:target-frame-name="_top" xlink:show="replace"><text:span text:style-name="T656">Framework for Open and Reproducible Research Training (FORRT)</text:span></text:a></text:p>
            </text:list-item>
            <text:list-item>
              <text:p text:style-name="P657"><text:a xlink:href="https://www.openacc.org/" office:target-frame-name="_top" xlink:show="replace"><text:span text:style-name="T658">Open Accelerated Computing (OpenACC) (C/C++ optimizations for research, annual Summer conference)</text:span></text:a></text:p>
            </text:list-item>
            <text:list-item>
              <text:p text:style-name="P659"><text:a xlink:href="https://numfocus.org/" office:target-frame-name="_top" xlink:show="replace"><text:span text:style-name="T660">NumFOCUS (NumFOCUS) (open resource software practices</text:span></text:a></text:p>
            </text:list-item>
            <text:list-item>
              <text:p text:style-name="P661"><text:a xlink:href="https://cass.community/" office:target-frame-name="_top" xlink:show="replace"><text:span text:style-name="T662">Consortium for the Advancement of Scientific Software (CASS) (DoE sponsored)</text:span></text:a></text:p>
            </text:list-item>
            <text:list-item>
              <text:p text:style-name="P663"><text:a xlink:href="https://corsa.center/" office:target-frame-name="_top" xlink:show="replace"><text:span text:style-name="T664">Center for Open-Source Research Software Stewardship and Advancement (CORSA)</text:span></text:a></text:p>
            </text:list-item>
            <text:list-item>
              <text:p text:style-name="P665"><text:a xlink:href="https://lfaidata.foundation/" office:target-frame-name="_top" xlink:show="replace"><text:span text:style-name="T666">LF AI &amp; Data (AI Innovation)</text:span></text:a></text:p>
            </text:list-item>
            <text:list-item>
              <text:p text:style-name="P667"><text:a xlink:href="https://urssi.us/" office:target-frame-name="_top" xlink:show="replace"><text:span text:style-name="T668">US Research Software Sustainability Institute (URSSI)</text:span></text:a></text:p>
            </text:list-item>
            <text:list-item>
              <text:p text:style-name="P669"><text:a xlink:href="https://omsf.io/" office:target-frame-name="_top" xlink:show="replace"><text:span text:style-name="T670">Open Molecular Software Foundation (OMSF)</text:span></text:a></text:p>
            </text:list-item>
            <text:list-item>
              <text:p text:style-name="P671"><text:a xlink:href="https://zenodo.org/" office:target-frame-name="_top" xlink:show="replace"><text:span text:style-name="T672">ZENODO (open data/scholarship/publication repository - managed by CERN and OpenAIRE)</text:span></text:a></text:p>
            </text:list-item>
            <text:list-item>
              <text:p text:style-name="P673"><text:a xlink:href="https://software-carpentry.org/" office:target-frame-name="_top" xlink:show="replace"><text:span text:style-name="T674">Software Carpentries (software engineering)</text:span></text:a></text:p>
            </text:list-item>
            <text:list-item>
              <text:p text:style-name="P675">(and check your discipline's pre-conference workshops and related conference themes for HPC events)</text:p>
            </text:list-item>
          </text:list>
        </text:list-item>
        <text:list-item>
          <text:p text:style-name="P676"><text:span text:style-name="T677">Staff - These HPC resources should be of use to<text:s/></text:span><text:span text:style-name="T678">Staff</text:span><text:span text:style-name="T679"><text:s/>over time.</text:span></text:p>
          <text:list text:continue-numbering="true">
            <text:list-item>
              <text:p text:style-name="P680"><text:a xlink:href="https://us-rse.org/" office:target-frame-name="_top" xlink:show="replace"><text:span text:style-name="T681">US Research Software Engineering Association (US-RSE)</text:span></text:a></text:p>
            </text:list-item>
            <text:list-item>
              <text:p text:style-name="P682"><text:a xlink:href="https://carcc.org/" office:target-frame-name="_top" xlink:show="replace"><text:span text:style-name="T683">Campus Research Computing Consortium (CaRCC)</text:span></text:a></text:p>
            </text:list-item>
            <text:list-item>
              <text:p text:style-name="P684"><text:a xlink:href="https://campuschampions.cyberinfrastructure.org/" office:target-frame-name="_top" xlink:show="replace"><text:span text:style-name="T685">Campus Champions</text:span></text:a></text:p>
            </text:list-item>
            <text:list-item>
              <text:p text:style-name="P686"><text:a xlink:href="https://openondemand.org/" office:target-frame-name="_top" xlink:show="replace"><text:span text:style-name="T687">OpenOnDemand</text:span></text:a></text:p>
            </text:list-item>
            <text:list-item>
              <text:p text:style-name="P688"><text:a xlink:href="https://internet2.edu/community/research-engagement/research-community/" office:target-frame-name="_top" xlink:show="replace"><text:span text:style-name="T689">Internet2 Research Engagement</text:span></text:a></text:p>
            </text:list-item>
            <text:list-item>
              <text:p text:style-name="P690"><text:a xlink:href="https://internet2.edu/cloud/internet2-net-plus-services/" office:target-frame-name="_top" xlink:show="replace"><text:span text:style-name="T691">Internet2 NET+</text:span></text:a></text:p>
            </text:list-item>
            <text:list-item>
              <text:p text:style-name="P692"><text:a xlink:href="https://www.educause.edu/community/research-computing-and-data-community-group" office:target-frame-name="_top" xlink:show="replace"><text:span text:style-name="T693">EduCause Research Computing and Data Community Group</text:span></text:a></text:p>
            </text:list-item>
          </text:list>
        </text:list-item>
        <text:list-item>
          <text:p text:style-name="P694"><text:span text:style-name="T695">Administration - These HPC resources should be of use to<text:s/></text:span><text:span text:style-name="T696">Administration</text:span><text:span text:style-name="T697"><text:s/>over time.</text:span></text:p>
          <text:list text:continue-numbering="true">
            <text:list-item>
              <text:p text:style-name="P698"><text:a xlink:href="https://casc.org/" office:target-frame-name="_top" xlink:show="replace"><text:span text:style-name="T699">Coalition for Academic Scientific Computing (CASC)</text:span></text:a></text:p>
            </text:list-item>
            <text:list-item>
              <text:p text:style-name="P700"><text:a xlink:href="https://www.researchsoft.org/" office:target-frame-name="_top" xlink:show="replace"><text:span text:style-name="T701">Research Software Alliance (ReSA)</text:span></text:a></text:p>
            </text:list-item>
          </text:list>
        </text:list-item>
        <text:list-item>
          <text:p text:style-name="P702"><text:span text:style-name="T703">Sundry - These HPC resources related to<text:s/></text:span><text:span text:style-name="T704">networking</text:span><text:span text:style-name="T705"><text:s/>should be of use to various individuals over time.</text:span></text:p>
          <text:list text:continue-numbering="true">
            <text:list-item>
              <text:p text:style-name="P706"><text:a xlink:href="https://www.es.net/" office:target-frame-name="_top" xlink:show="replace"><text:span text:style-name="T707">ES NET (DOE)</text:span></text:a></text:p>
            </text:list-item>
            <text:list-item>
              <text:p text:style-name="P708"><text:a xlink:href="https://www.globus.org/" office:target-frame-name="_top" xlink:show="replace"><text:span text:style-name="T709">Globus</text:span></text:a></text:p>
            </text:list-item>
            <text:list-item>
              <text:p text:style-name="P710"><text:a xlink:href="https://www.thequilt.net/" office:target-frame-name="_top" xlink:show="replace"><text:span text:style-name="T711">The Quilt</text:span></text:a></text:p>
            </text:list-item>
            <text:list-item>
              <text:p text:style-name="P712"><text:a xlink:href="https://portal.fabric-testbed.net/about/about-fabric" office:target-frame-name="_top" xlink:show="replace"><text:span text:style-name="T713">Fabric</text:span></text:a></text:p>
            </text:list-item>
          </text:list>
        </text:list-item>
        <text:list-item>
          <text:p text:style-name="P714">Sundry - These miscellaneous open source research-related resources should be of use to various individuals over time.</text:p>
          <text:list text:continue-numbering="true">
            <text:list-item>
              <text:p text:style-name="P715"><text:a xlink:href="https://www.rd-alliance.org/" office:target-frame-name="_top" xlink:show="replace"><text:span text:style-name="T716">Research Data Alliance (RDA)</text:span></text:a></text:p>
            </text:list-item>
            <text:list-item>
              <text:p text:style-name="P717"><text:a xlink:href="https://osf.io/" office:target-frame-name="_top" xlink:show="replace"><text:span text:style-name="T718">Center for Open Science - Open Software Foundation (OSF)</text:span></text:a></text:p>
            </text:list-item>
            <text:list-item>
              <text:p text:style-name="P719"><text:a xlink:href="https://dmptool.org/" office:target-frame-name="_top" xlink:show="replace"><text:span text:style-name="T720">Digital Management Plan Tool (DMPTOOL)</text:span></text:a></text:p>
            </text:list-item>
            <text:list-item>
              <text:p text:style-name="P721"><text:a xlink:href="https://www.socallinuxexpo.org/scale/22x/presentations/building-network-open-source-program-offices-university-california" office:target-frame-name="_top" xlink:show="replace"><text:span text:style-name="T722">UC Open Source Program Offices)</text:span></text:a></text:p>
            </text:list-item>
            <text:list-item>
              <text:p text:style-name="P723"><text:a xlink:href="https://teachingopensource.org/POSSE" office:target-frame-name="_top" xlink:show="replace"><text:span text:style-name="T724">Professional Development for Instructors Interested in Student Participation in Humanitarian Free and Open Source Software (POSSE)</text:span></text:a></text:p>
            </text:list-item>
            <text:list-item>
              <text:p text:style-name="P725"><text:a xlink:href="https://hpc.social/" office:target-frame-name="_top" xlink:show="replace"><text:span text:style-name="T726">HPC Social (HPC community development)</text:span></text:a></text:p>
            </text:list-item>
          </text:list>
        </text:list-item>
        <text:list-item>
          <text:p text:style-name="P727"><text:span text:style-name="T728">Sundry - These resources related to<text:s/></text:span><text:span text:style-name="T729">domestic</text:span><text:span text:style-name="T730"><text:s/>open science/reproducibility should be of use to various individuals over time.</text:span></text:p>
          <text:list text:continue-numbering="true">
            <text:list-item>
              <text:p text:style-name="P731"><text:a xlink:href="https://sciencephilanthropyalliance.org/" office:target-frame-name="_top" xlink:show="replace"><text:span text:style-name="T732">Science Philanthropy Alliance</text:span></text:a></text:p>
            </text:list-item>
            <text:list-item>
              <text:p text:style-name="P733"><text:a xlink:href="https://www.crossref.org/" office:target-frame-name="_top" xlink:show="replace"><text:span text:style-name="T734">Crossref (Crossref</text:span></text:a></text:p>
            </text:list-item>
          </text:list>
        </text:list-item>
        <text:list-item>
          <text:p text:style-name="P735"><text:span text:style-name="T736">Sundry - These resources related to<text:s/></text:span><text:span text:style-name="T737">international</text:span><text:span text:style-name="T738"><text:s/>open science/reproducibility should be of use to various individuals over time.</text:span></text:p>
          <text:list text:continue-numbering="true">
            <text:list-item>
              <text:p text:style-name="P739"><text:a xlink:href="https://coara.eu/" office:target-frame-name="_top" xlink:show="replace"><text:span text:style-name="T740">Coalition for Advancing Research Assessment (CoARA)</text:span></text:a></text:p>
            </text:list-item>
            <text:list-item>
              <text:p text:style-name="P741"><text:a xlink:href="https://www.unesco.org/en/open-science" office:target-frame-name="_top" xlink:show="replace"><text:span text:style-name="T742">UNESCO Open Science (UNESCO)</text:span></text:a></text:p>
            </text:list-item>
            <text:list-item>
              <text:p text:style-name="P743"><text:a xlink:href="https://globalresearchcouncil.org/" office:target-frame-name="_top" xlink:show="replace"><text:span text:style-name="T744">Global Research Council (GRC)</text:span></text:a></text:p>
            </text:list-item>
            <text:list-item>
              <text:p text:style-name="P745"><text:a xlink:href="https://society-rse.org/" office:target-frame-name="_top" xlink:show="replace"><text:span text:style-name="T746">Society of Software Research Engineering (SocRSE) (provides £1,000 for conference travel too)</text:span></text:a></text:p>
            </text:list-item>
            <text:list-item>
              <text:p text:style-name="P747"><text:a xlink:href="https://www.scilifelab.se/" office:target-frame-name="_top" xlink:show="replace"><text:span text:style-name="T748">Science for Life Laboratory (SciLifeLab)</text:span></text:a></text:p>
            </text:list-item>
            <text:list-item>
              <text:p text:style-name="P749"><text:a xlink:href="https://book.the-turing-way.org/" office:target-frame-name="_top" xlink:show="replace"><text:span text:style-name="T750">Turing Way (Turing Way)</text:span></text:a></text:p>
            </text:list-item>
            <text:list-item>
              <text:p text:style-name="P751"><text:a xlink:href="https://www.alliancecan.ca/en" office:target-frame-name="_top" xlink:show="replace"><text:span text:style-name="T752">Digital Research Alliance of Canada</text:span></text:a></text:p>
            </text:list-item>
            <text:list-item>
              <text:p text:style-name="P753"><text:a xlink:href="https://ssdbm.org/2025/" office:target-frame-name="_top" xlink:show="replace"><text:span text:style-name="T754">International Conference on Scalable Scientific Data Management</text:span></text:a></text:p>
            </text:list-item>
            <text:list-item>
              <text:p text:style-name="P755"><text:a xlink:href="https://reachtheworld.org/supercomputing-and-future-ai/journal/coding-high-school-building-movement?page=2" office:target-frame-name="_top" xlink:show="replace"><text:span text:style-name="T756">Reach the World (K-12 supercomputing)</text:span></text:a></text:p>
            </text:list-item>
          </text:list>
        </text:list-item>
        <text:list-item>
          <text:p text:style-name="P757">Sundry - These charitable organizations provide regular funding for HPC-related and scientific software.</text:p>
          <text:list text:continue-numbering="true">
            <text:list-item>
              <text:p text:style-name="P758"><text:a xlink:href="https://chanzuckerberg.com/rfa/essential-open-source-software-for-science/" office:target-frame-name="_top" xlink:show="replace"><text:span text:style-name="T759">Chan/Zuckberberg Initiative (Essential Open Source Software for Science (Cycle 6))</text:span></text:a></text:p>
            </text:list-item>
            <text:list-item>
              <text:p text:style-name="P760"><text:a xlink:href="https://www.kavlifoundation.org/funding-opportunities" office:target-frame-name="_top" xlink:show="replace"><text:span text:style-name="T761">Kavli Foundation (general science)</text:span></text:a></text:p>
            </text:list-item>
            <text:list-item>
              <text:p text:style-name="P762"><text:a xlink:href="https://wellcome.org/grant-funding" office:target-frame-name="_top" xlink:show="replace"><text:span text:style-name="T763">Wellcome Trust (generally, health-related research software</text:span></text:a></text:p>
            </text:list-item>
            <text:list-item>
              <text:p text:style-name="P764"><text:a xlink:href="https://wellcome.org/grant-funding" office:target-frame-name="_top" xlink:show="replace"><text:span text:style-name="T765">Simons Foundation (generally, math and physical sciences software)</text:span></text:a></text:p>
            </text:list-item>
            <text:list-item>
              <text:p text:style-name="P766"><text:a xlink:href="https://sloan.org/programs/digital-technology" office:target-frame-name="_top" xlink:show="replace"><text:span text:style-name="T767">Sloan Foundation (generally, emerging technology of any type)</text:span></text:a></text:p>
            </text:list-item>
            <text:list-item>
              <text:p text:style-name="P768"><text:a xlink:href="https://www.codeforsociety.org/projects" office:target-frame-name="_top" xlink:show="replace"><text:span text:style-name="T769">Code for Science and Society (generally, open source software)</text:span></text:a></text:p>
            </text:list-item>
          </text:list>
        </text:list-item>
        <text:list-item>
          <text:p text:style-name="P770">Sundry - Parody.</text:p>
          <text:list text:continue-numbering="true">
            <text:list-item>
              <text:p text:style-name="P771"><text:a xlink:href="https://jabde.com/" office:target-frame-name="_top" xlink:show="replace"><text:span text:style-name="T772">Journal of Astrological Big Data Ecology (like the old "Journal of Irreproducible Results")</text:span></text:a>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progress-pjax-loader" style:display-name="progress-pjax-loader" style:family="text" style:parent-style-name="DefaultParagraphFont"/>
    <style:style style:name="progress-item" style:display-name="progress-item" style:family="text" style:parent-style-name="DefaultParagraphFont"/>
    <style:style style:name="appheader-context-item-label" style:display-name="appheader-context-item-label" style:family="text" style:parent-style-name="DefaultParagraphFont"/>
    <style:style style:name="d-inline-flex" style:display-name="d-inline-flex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abel" style:display-name="label" style:family="text" style:parent-style-name="DefaultParagraphFont"/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style:letter-kerning="false" fo:font-size="8pt" style:font-size-asian="8pt" style:font-size-complex="8pt"/>
    </style:style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fo:hyphenate="false"/>
    </style:style>
    <style:style style:name="z-BottomofFormChar" style:display-name="z-Bottom of Form Char" style:family="text" style:parent-style-name="DefaultParagraphFont">
      <style:text-properties style:font-name="Arial" style:font-name-asian="Times New Roman" style:font-name-complex="Arial" text:display="none" style:letter-kerning="false" fo:font-size="8pt" style:font-size-asian="8pt" style:font-size-complex="8pt"/>
    </style:style>
    <style:style style:name="box-sc-g0xbh4-0" style:display-name="box-sc-g0xbh4-0" style:family="text" style:parent-style-name="DefaultParagraphFont"/>
    <style:style style:name="textinput-icon" style:display-name="textinput-icon" style:family="text" style:parent-style-name="DefaultParagraphFont"/>
    <style:style style:name="HTMLKeyboard" style:display-name="HTML Keyboard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text-bold" style:display-name="text-bold" style:family="text" style:parent-style-name="DefaultParagraphFont"/>
    <style:style style:name="truncate-text" style:display-name="truncate-text" style:family="text" style:parent-style-name="DefaultParagraphFont"/>
    <style:style style:name="d-flex" style:display-name="d-flex" style:family="text" style:parent-style-name="DefaultParagraphFont"/>
    <style:style style:name="box-sc-g0xbh4-01" style:display-name="box-sc-g0xbh4-01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l-ent" style:display-name="pl-ent" style:family="text" style:parent-style-name="DefaultParagraphFont"/>
    <style:style style:name="pl-s" style:display-name="pl-s" style:family="text" style:parent-style-name="DefaultParagraphFont"/>
    <style:style style:name="pl-c1" style:display-name="pl-c1" style:family="text" style:parent-style-name="DefaultParagraphFont"/>
    <style:style style:name="f4" style:display-name="f4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color-fg-muted" style:display-name="color-fg-muted" style:family="text" style:parent-style-name="DefaultParagraphFont"/>
    <style:style style:name="progress" style:display-name="progress" style:family="text" style:parent-style-name="DefaultParagraphFont"/>
    <style:style style:name="d-inline" style:display-name="d-inline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color-fg-default" style:display-name="color-fg-default" style:family="text" style:parent-style-name="DefaultParagraphFont"/>
    <style:style style:name="mx-2" style:display-name="mx-2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ayne Smith</meta:initial-creator>
    <dc:creator>Wayne Smith</dc:creator>
    <meta:creation-date>2025-04-10T17:35:00Z</meta:creation-date>
    <dc:date>2025-04-10T17:35:00Z</dc:date>
    <meta:print-date>2025-04-10T17:35:00Z</meta:print-date>
    <meta:template xlink:href="Normal.dotm" xlink:type="simple"/>
    <meta:editing-cycles>2</meta:editing-cycles>
    <meta:editing-duration>PT60S</meta:editing-duration>
    <meta:document-statistic meta:page-count="9" meta:paragraph-count="40" meta:word-count="3062" meta:character-count="20478" meta:row-count="145" meta:non-whitespace-character-count="17456"/>
  </office:meta>
</office:document-meta>
</file>